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5.08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19604166666667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2">
            <text:p>Дата</text:p>
          </table:table-cell>
          <table:table-cell office:value-type="string" table:style-name="ce2">
            <text:p>ID магазина</text:p>
          </table:table-cell>
          <table:table-cell office:value-type="string" table:style-name="ce2">
            <text:p>Артикул</text:p>
          </table:table-cell>
          <table:table-cell office:value-type="string" table:style-name="ce2">
            <text:p>Тип операции</text:p>
          </table:table-cell>
          <table:table-cell office:value-type="string" table:style-name="ce2">
            <text:p>Количество упаковок, шт.</text:p>
          </table:table-cell>
          <table:table-cell office:value-type="string" table:style-name="ce2">
            <text:p>Цена руб./шт.</text:p>
          </table:table-cell>
          <table:table-cell table:style-name="ce1"/>
          <table:table-cell office:value-type="string" table:style-name="ce2">
            <text:p>Ответ-116440</text:p>
          </table:table-cell>
          <table:table-cell table:number-columns-repeated="16375"/>
        </table:table-row>
        <table:table-row table:style-name="ro2" table:visibility="filter">
          <table:table-cell office:value-type="float" office:value="1" table:style-name="ce1">
            <text:p>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" table:style-name="ce1">
            <text:p>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" table:style-name="ce1">
            <text:p>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" table:style-name="ce1">
            <text:p>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5" table:style-name="ce1">
            <text:p>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" table:style-name="ce1">
            <text:p>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7" table:style-name="ce1">
            <text:p>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8" table:style-name="ce1">
            <text:p>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9" table:style-name="ce1">
            <text:p>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0" table:style-name="ce1">
            <text:p>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1" table:style-name="ce1">
            <text:p>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2" table:style-name="ce1">
            <text:p>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" table:style-name="ce1">
            <text:p>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4" table:style-name="ce1">
            <text:p>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5" table:style-name="ce1">
            <text:p>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" table:style-name="ce1">
            <text:p>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" table:style-name="ce1">
            <text:p>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" table:style-name="ce1">
            <text:p>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" table:style-name="ce1">
            <text:p>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" table:style-name="ce1">
            <text:p>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" table:style-name="ce1">
            <text:p>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" table:style-name="ce1">
            <text:p>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" table:style-name="ce1">
            <text:p>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" table:style-name="ce1">
            <text:p>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" table:style-name="ce1">
            <text:p>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" table:style-name="ce1">
            <text:p>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" table:style-name="ce1">
            <text:p>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" table:style-name="ce1">
            <text:p>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" table:style-name="ce1">
            <text:p>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" table:style-name="ce1">
            <text:p>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" table:style-name="ce1">
            <text:p>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" table:style-name="ce1">
            <text:p>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" table:style-name="ce1">
            <text:p>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" table:style-name="ce1">
            <text:p>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" table:style-name="ce1">
            <text:p>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" table:style-name="ce1">
            <text:p>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" table:style-name="ce1">
            <text:p>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" table:style-name="ce1">
            <text:p>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" table:style-name="ce1">
            <text:p>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" table:style-name="ce1">
            <text:p>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" table:style-name="ce1">
            <text:p>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" table:style-name="ce1">
            <text:p>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" table:style-name="ce1">
            <text:p>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" table:style-name="ce1">
            <text:p>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" table:style-name="ce1">
            <text:p>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" table:style-name="ce1">
            <text:p>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" table:style-name="ce1">
            <text:p>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" table:style-name="ce1">
            <text:p>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65" table:style-name="ce1">
            <text:p>16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" table:style-name="ce1">
            <text:p>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" table:style-name="ce1">
            <text:p>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" table:style-name="ce1">
            <text:p>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" table:style-name="ce1">
            <text:p>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" table:style-name="ce1">
            <text:p>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" table:style-name="ce1">
            <text:p>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" table:style-name="ce1">
            <text:p>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" table:style-name="ce1">
            <text:p>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" table:style-name="ce1">
            <text:p>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" table:style-name="ce1">
            <text:p>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" table:style-name="ce1">
            <text:p>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" table:style-name="ce1">
            <text:p>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" table:style-name="ce1">
            <text:p>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" table:style-name="ce1">
            <text:p>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" table:style-name="ce1">
            <text:p>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" table:style-name="ce1">
            <text:p>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" table:style-name="ce1">
            <text:p>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" table:style-name="ce1">
            <text:p>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" table:style-name="ce1">
            <text:p>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" table:style-name="ce1">
            <text:p>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" table:style-name="ce1">
            <text:p>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" table:style-name="ce1">
            <text:p>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" table:style-name="ce1">
            <text:p>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" table:style-name="ce1">
            <text:p>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" table:style-name="ce1">
            <text:p>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" table:style-name="ce1">
            <text:p>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" table:style-name="ce1">
            <text:p>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" table:style-name="ce1">
            <text:p>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" table:style-name="ce1">
            <text:p>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" table:style-name="ce1">
            <text:p>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" table:style-name="ce1">
            <text:p>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" table:style-name="ce1">
            <text:p>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" table:style-name="ce1">
            <text:p>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" table:style-name="ce1">
            <text:p>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" table:style-name="ce1">
            <text:p>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" table:style-name="ce1">
            <text:p>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" table:style-name="ce1">
            <text:p>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" table:style-name="ce1">
            <text:p>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" table:style-name="ce1">
            <text:p>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" table:style-name="ce1">
            <text:p>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" table:style-name="ce1">
            <text:p>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" table:style-name="ce1">
            <text:p>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" table:style-name="ce1">
            <text:p>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" table:style-name="ce1">
            <text:p>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" table:style-name="ce1">
            <text:p>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" table:style-name="ce1">
            <text:p>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" table:style-name="ce1">
            <text:p>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" table:style-name="ce1">
            <text:p>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office:value-type="float" office:value="8330" table:formula="of:=[.F98]*[.G98]" table:style-name="ce1">
            <text:p>8330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" table:style-name="ce1">
            <text:p>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1">
            <text:p>49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99" table:style-name="ce1">
            <text:p>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00" table:style-name="ce1">
            <text:p>1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11" table:style-name="ce1">
            <text:p>111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01" table:style-name="ce1">
            <text:p>1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02" table:style-name="ce1">
            <text:p>1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09" table:style-name="ce1">
            <text:p>109</text:p>
          </table:table-cell>
          <table:table-cell office:value-type="float" office:value="52" table:style-name="ce1">
            <text:p>52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03" table:style-name="ce1">
            <text:p>1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04" table:style-name="ce1">
            <text:p>1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47" table:style-name="ce1">
            <text:p>47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05" table:style-name="ce1">
            <text:p>1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06" table:style-name="ce1">
            <text:p>1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12" table:style-name="ce1">
            <text:p>112</text:p>
          </table:table-cell>
          <table:table-cell office:value-type="float" office:value="45" table:style-name="ce1">
            <text:p>4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07" table:style-name="ce1">
            <text:p>1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08" table:style-name="ce1">
            <text:p>1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09" table:style-name="ce1">
            <text:p>1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10" table:style-name="ce1">
            <text:p>1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11" table:style-name="ce1">
            <text:p>1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12" table:style-name="ce1">
            <text:p>1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table:number-columns-repeated="16377" table:style-name="ce1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8500" table:formula="of:=[.F114]*[.G114]" table:style-name="ce1">
            <text:p>85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" table:style-name="ce1">
            <text:p>1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office:value-type="float" office:value="11700" table:formula="of:=[.F116]*[.G116]" table:style-name="ce1">
            <text:p>117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" table:style-name="ce1">
            <text:p>1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17" table:style-name="ce1">
            <text:p>1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18" table:style-name="ce1">
            <text:p>1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19" table:style-name="ce1">
            <text:p>1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20" table:style-name="ce1">
            <text:p>1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21" table:style-name="ce1">
            <text:p>1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22" table:style-name="ce1">
            <text:p>1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23" table:style-name="ce1">
            <text:p>1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24" table:style-name="ce1">
            <text:p>1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25" table:style-name="ce1">
            <text:p>1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26" table:style-name="ce1">
            <text:p>1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27" table:style-name="ce1">
            <text:p>1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28" table:style-name="ce1">
            <text:p>1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" table:style-name="ce1">
            <text:p>1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" table:style-name="ce1">
            <text:p>1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" table:style-name="ce1">
            <text:p>1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" table:style-name="ce1">
            <text:p>1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" table:style-name="ce1">
            <text:p>1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" table:style-name="ce1">
            <text:p>1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" table:style-name="ce1">
            <text:p>1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" table:style-name="ce1">
            <text:p>1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" table:style-name="ce1">
            <text:p>1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" table:style-name="ce1">
            <text:p>1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" table:style-name="ce1">
            <text:p>1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" table:style-name="ce1">
            <text:p>1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" table:style-name="ce1">
            <text:p>1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" table:style-name="ce1">
            <text:p>1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" table:style-name="ce1">
            <text:p>1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" table:style-name="ce1">
            <text:p>1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" table:style-name="ce1">
            <text:p>1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" table:style-name="ce1">
            <text:p>1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" table:style-name="ce1">
            <text:p>1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" table:style-name="ce1">
            <text:p>1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" table:style-name="ce1">
            <text:p>1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" table:style-name="ce1">
            <text:p>1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" table:style-name="ce1">
            <text:p>1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" table:style-name="ce1">
            <text:p>1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" table:style-name="ce1">
            <text:p>1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" table:style-name="ce1">
            <text:p>1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" table:style-name="ce1">
            <text:p>1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" table:style-name="ce1">
            <text:p>1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" table:style-name="ce1">
            <text:p>1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" table:style-name="ce1">
            <text:p>1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" table:style-name="ce1">
            <text:p>1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" table:style-name="ce1">
            <text:p>1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" table:style-name="ce1">
            <text:p>1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" table:style-name="ce1">
            <text:p>1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" table:style-name="ce1">
            <text:p>1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" table:style-name="ce1">
            <text:p>1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" table:style-name="ce1">
            <text:p>1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" table:style-name="ce1">
            <text:p>1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" table:style-name="ce1">
            <text:p>1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" table:style-name="ce1">
            <text:p>1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" table:style-name="ce1">
            <text:p>1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" table:style-name="ce1">
            <text:p>1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" table:style-name="ce1">
            <text:p>1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" table:style-name="ce1">
            <text:p>1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" table:style-name="ce1">
            <text:p>1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" table:style-name="ce1">
            <text:p>1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" table:style-name="ce1">
            <text:p>1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" table:style-name="ce1">
            <text:p>1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" table:style-name="ce1">
            <text:p>1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" table:style-name="ce1">
            <text:p>1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" table:style-name="ce1">
            <text:p>1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" table:style-name="ce1">
            <text:p>1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" table:style-name="ce1">
            <text:p>1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" table:style-name="ce1">
            <text:p>1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" table:style-name="ce1">
            <text:p>1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" table:style-name="ce1">
            <text:p>1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" table:style-name="ce1">
            <text:p>1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" table:style-name="ce1">
            <text:p>1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" table:style-name="ce1">
            <text:p>1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" table:style-name="ce1">
            <text:p>1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" table:style-name="ce1">
            <text:p>1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" table:style-name="ce1">
            <text:p>1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" table:style-name="ce1">
            <text:p>1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" table:style-name="ce1">
            <text:p>1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" table:style-name="ce1">
            <text:p>1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" table:style-name="ce1">
            <text:p>1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" table:style-name="ce1">
            <text:p>1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" table:style-name="ce1">
            <text:p>1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" table:style-name="ce1">
            <text:p>1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" table:style-name="ce1">
            <text:p>1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" table:style-name="ce1">
            <text:p>1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" table:style-name="ce1">
            <text:p>2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" table:style-name="ce1">
            <text:p>2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" table:style-name="ce1">
            <text:p>2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" table:style-name="ce1">
            <text:p>2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" table:style-name="ce1">
            <text:p>2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" table:style-name="ce1">
            <text:p>2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" table:style-name="ce1">
            <text:p>2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" table:style-name="ce1">
            <text:p>2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" table:style-name="ce1">
            <text:p>2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09" table:style-name="ce1">
            <text:p>2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0" table:style-name="ce1">
            <text:p>2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1" table:style-name="ce1">
            <text:p>2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2" table:style-name="ce1">
            <text:p>2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3" table:style-name="ce1">
            <text:p>2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4" table:style-name="ce1">
            <text:p>2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5" table:style-name="ce1">
            <text:p>2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6" table:style-name="ce1">
            <text:p>2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7" table:style-name="ce1">
            <text:p>2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8" table:style-name="ce1">
            <text:p>2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19" table:style-name="ce1">
            <text:p>2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0" table:style-name="ce1">
            <text:p>2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1" table:style-name="ce1">
            <text:p>2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2" table:style-name="ce1">
            <text:p>2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office:value-type="float" office:value="8820" table:formula="of:=[.F224]*[.G224]" table:style-name="ce1">
            <text:p>882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" table:style-name="ce1">
            <text:p>2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49" table:style-name="ce1">
            <text:p>49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5" table:style-name="ce1">
            <text:p>2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6" table:style-name="ce1">
            <text:p>2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08" table:style-name="ce1">
            <text:p>108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7" table:style-name="ce1">
            <text:p>2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8" table:style-name="ce1">
            <text:p>2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52" table:style-name="ce1">
            <text:p>52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29" table:style-name="ce1">
            <text:p>2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30" table:style-name="ce1">
            <text:p>2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16" table:style-name="ce1">
            <text:p>116</text:p>
          </table:table-cell>
          <table:table-cell office:value-type="float" office:value="47" table:style-name="ce1">
            <text:p>47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31" table:style-name="ce1">
            <text:p>2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32" table:style-name="ce1">
            <text:p>2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45" table:style-name="ce1">
            <text:p>4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33" table:style-name="ce1">
            <text:p>2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34" table:style-name="ce1">
            <text:p>2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35" table:style-name="ce1">
            <text:p>2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36" table:style-name="ce1">
            <text:p>2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37" table:style-name="ce1">
            <text:p>2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38" table:style-name="ce1">
            <text:p>2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table:number-columns-repeated="16377" table:style-name="ce1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9000" table:formula="of:=[.F240]*[.G240]" table:style-name="ce1">
            <text:p>90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0" table:style-name="ce1">
            <text:p>2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office:value-type="float" office:value="11050" table:formula="of:=[.F242]*[.G242]" table:style-name="ce1">
            <text:p>1105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2" table:style-name="ce1">
            <text:p>2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43" table:style-name="ce1">
            <text:p>2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44" table:style-name="ce1">
            <text:p>2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45" table:style-name="ce1">
            <text:p>2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46" table:style-name="ce1">
            <text:p>2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47" table:style-name="ce1">
            <text:p>2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48" table:style-name="ce1">
            <text:p>2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49" table:style-name="ce1">
            <text:p>2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50" table:style-name="ce1">
            <text:p>2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51" table:style-name="ce1">
            <text:p>2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52" table:style-name="ce1">
            <text:p>2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53" table:style-name="ce1">
            <text:p>2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54" table:style-name="ce1">
            <text:p>2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55" table:style-name="ce1">
            <text:p>2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256" table:style-name="ce1">
            <text:p>2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7" table:style-name="ce1">
            <text:p>2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8" table:style-name="ce1">
            <text:p>2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9" table:style-name="ce1">
            <text:p>2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0" table:style-name="ce1">
            <text:p>2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45" table:style-name="ce1">
            <text:p>145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1" table:style-name="ce1">
            <text:p>2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2" table:style-name="ce1">
            <text:p>2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3" table:style-name="ce1">
            <text:p>2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4" table:style-name="ce1">
            <text:p>2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5" table:style-name="ce1">
            <text:p>2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6" table:style-name="ce1">
            <text:p>2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7" table:style-name="ce1">
            <text:p>2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8" table:style-name="ce1">
            <text:p>2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9" table:style-name="ce1">
            <text:p>2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0" table:style-name="ce1">
            <text:p>2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1" table:style-name="ce1">
            <text:p>2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2" table:style-name="ce1">
            <text:p>2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3" table:style-name="ce1">
            <text:p>2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4" table:style-name="ce1">
            <text:p>2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5" table:style-name="ce1">
            <text:p>2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6" table:style-name="ce1">
            <text:p>2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7" table:style-name="ce1">
            <text:p>2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8" table:style-name="ce1">
            <text:p>2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9" table:style-name="ce1">
            <text:p>2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0" table:style-name="ce1">
            <text:p>2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1" table:style-name="ce1">
            <text:p>2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2" table:style-name="ce1">
            <text:p>2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3" table:style-name="ce1">
            <text:p>2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4" table:style-name="ce1">
            <text:p>2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5" table:style-name="ce1">
            <text:p>2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6" table:style-name="ce1">
            <text:p>2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7" table:style-name="ce1">
            <text:p>2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8" table:style-name="ce1">
            <text:p>2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9" table:style-name="ce1">
            <text:p>2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0" table:style-name="ce1">
            <text:p>2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1" table:style-name="ce1">
            <text:p>2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2" table:style-name="ce1">
            <text:p>2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3" table:style-name="ce1">
            <text:p>2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4" table:style-name="ce1">
            <text:p>2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5" table:style-name="ce1">
            <text:p>2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6" table:style-name="ce1">
            <text:p>2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7" table:style-name="ce1">
            <text:p>2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8" table:style-name="ce1">
            <text:p>2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9" table:style-name="ce1">
            <text:p>2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0" table:style-name="ce1">
            <text:p>3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1" table:style-name="ce1">
            <text:p>3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 table:visibility="filter">
          <table:table-cell office:value-type="float" office:value="302" table:style-name="ce1">
            <text:p>3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 table:visibility="filter">
          <table:table-cell office:value-type="float" office:value="303" table:style-name="ce1">
            <text:p>3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4" table:style-name="ce1">
            <text:p>3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5" table:style-name="ce1">
            <text:p>3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6" table:style-name="ce1">
            <text:p>3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7" table:style-name="ce1">
            <text:p>3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8" table:style-name="ce1">
            <text:p>3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9" table:style-name="ce1">
            <text:p>3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0" table:style-name="ce1">
            <text:p>3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1" table:style-name="ce1">
            <text:p>3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2" table:style-name="ce1">
            <text:p>3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3" table:style-name="ce1">
            <text:p>3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4" table:style-name="ce1">
            <text:p>3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5" table:style-name="ce1">
            <text:p>3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6" table:style-name="ce1">
            <text:p>3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7" table:style-name="ce1">
            <text:p>3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8" table:style-name="ce1">
            <text:p>3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9" table:style-name="ce1">
            <text:p>3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0" table:style-name="ce1">
            <text:p>3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1" table:style-name="ce1">
            <text:p>3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2" table:style-name="ce1">
            <text:p>3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3" table:style-name="ce1">
            <text:p>3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4" table:style-name="ce1">
            <text:p>3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5" table:style-name="ce1">
            <text:p>3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6" table:style-name="ce1">
            <text:p>3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7" table:style-name="ce1">
            <text:p>3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8" table:style-name="ce1">
            <text:p>3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9" table:style-name="ce1">
            <text:p>3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0" table:style-name="ce1">
            <text:p>3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1" table:style-name="ce1">
            <text:p>3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2" table:style-name="ce1">
            <text:p>3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3" table:style-name="ce1">
            <text:p>3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4" table:style-name="ce1">
            <text:p>3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5" table:style-name="ce1">
            <text:p>3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6" table:style-name="ce1">
            <text:p>3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7" table:style-name="ce1">
            <text:p>3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8" table:style-name="ce1">
            <text:p>3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9" table:style-name="ce1">
            <text:p>3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0" table:style-name="ce1">
            <text:p>3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1" table:style-name="ce1">
            <text:p>3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2" table:style-name="ce1">
            <text:p>3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3" table:style-name="ce1">
            <text:p>3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4" table:style-name="ce1">
            <text:p>3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40" table:style-name="ce1">
            <text:p>14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5" table:style-name="ce1">
            <text:p>3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6" table:style-name="ce1">
            <text:p>3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7" table:style-name="ce1">
            <text:p>3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8" table:style-name="ce1">
            <text:p>3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9" table:style-name="ce1">
            <text:p>3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0" table:style-name="ce1">
            <text:p>3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1" table:style-name="ce1">
            <text:p>3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2" table:style-name="ce1">
            <text:p>3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3" table:style-name="ce1">
            <text:p>3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4" table:style-name="ce1">
            <text:p>3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5" table:style-name="ce1">
            <text:p>3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6" table:style-name="ce1">
            <text:p>3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7" table:style-name="ce1">
            <text:p>3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8" table:style-name="ce1">
            <text:p>3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9" table:style-name="ce1">
            <text:p>3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0" table:style-name="ce1">
            <text:p>3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1" table:style-name="ce1">
            <text:p>3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2" table:style-name="ce1">
            <text:p>3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3" table:style-name="ce1">
            <text:p>3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4" table:style-name="ce1">
            <text:p>3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5" table:style-name="ce1">
            <text:p>3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6" table:style-name="ce1">
            <text:p>3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7" table:style-name="ce1">
            <text:p>3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8" table:style-name="ce1">
            <text:p>3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9" table:style-name="ce1">
            <text:p>3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0" table:style-name="ce1">
            <text:p>3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1" table:style-name="ce1">
            <text:p>3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2" table:style-name="ce1">
            <text:p>3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3" table:style-name="ce1">
            <text:p>3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4" table:style-name="ce1">
            <text:p>3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5" table:style-name="ce1">
            <text:p>3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6" table:style-name="ce1">
            <text:p>3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7" table:style-name="ce1">
            <text:p>3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8" table:style-name="ce1">
            <text:p>3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9" table:style-name="ce1">
            <text:p>3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0" table:style-name="ce1">
            <text:p>3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1" table:style-name="ce1">
            <text:p>3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2" table:style-name="ce1">
            <text:p>3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3" table:style-name="ce1">
            <text:p>3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4" table:style-name="ce1">
            <text:p>3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85" table:style-name="ce1">
            <text:p>3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86" table:style-name="ce1">
            <text:p>3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87" table:style-name="ce1">
            <text:p>3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88" table:style-name="ce1">
            <text:p>3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89" table:style-name="ce1">
            <text:p>3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90" table:style-name="ce1">
            <text:p>3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office:value-type="float" office:value="8820" table:formula="of:=[.F392]*[.G392]" table:style-name="ce1">
            <text:p>8820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2" table:style-name="ce1">
            <text:p>3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93" table:style-name="ce1">
            <text:p>3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94" table:style-name="ce1">
            <text:p>3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11" table:style-name="ce1">
            <text:p>111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95" table:style-name="ce1">
            <text:p>3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96" table:style-name="ce1">
            <text:p>3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19" table:style-name="ce1">
            <text:p>119</text:p>
          </table:table-cell>
          <table:table-cell office:value-type="float" office:value="52" table:style-name="ce1">
            <text:p>52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97" table:style-name="ce1">
            <text:p>3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98" table:style-name="ce1">
            <text:p>3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47" table:style-name="ce1">
            <text:p>47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99" table:style-name="ce1">
            <text:p>3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00" table:style-name="ce1">
            <text:p>4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45" table:style-name="ce1">
            <text:p>4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01" table:style-name="ce1">
            <text:p>4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02" table:style-name="ce1">
            <text:p>4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03" table:style-name="ce1">
            <text:p>4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04" table:style-name="ce1">
            <text:p>4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05" table:style-name="ce1">
            <text:p>4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06" table:style-name="ce1">
            <text:p>4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table:number-columns-repeated="16377" table:style-name="ce1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9000" table:formula="of:=[.F408]*[.G408]" table:style-name="ce1">
            <text:p>90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408" table:style-name="ce1">
            <text:p>4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office:value-type="float" office:value="11700" table:formula="of:=[.F410]*[.G410]" table:style-name="ce1">
            <text:p>117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410" table:style-name="ce1">
            <text:p>4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11" table:style-name="ce1">
            <text:p>4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12" table:style-name="ce1">
            <text:p>4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13" table:style-name="ce1">
            <text:p>4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14" table:style-name="ce1">
            <text:p>4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15" table:style-name="ce1">
            <text:p>4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16" table:style-name="ce1">
            <text:p>4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7" table:style-name="ce1">
            <text:p>4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8" table:style-name="ce1">
            <text:p>4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9" table:style-name="ce1">
            <text:p>4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0" table:style-name="ce1">
            <text:p>4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1" table:style-name="ce1">
            <text:p>4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2" table:style-name="ce1">
            <text:p>4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3" table:style-name="ce1">
            <text:p>4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4" table:style-name="ce1">
            <text:p>4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5" table:style-name="ce1">
            <text:p>4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6" table:style-name="ce1">
            <text:p>4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7" table:style-name="ce1">
            <text:p>4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8" table:style-name="ce1">
            <text:p>4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9" table:style-name="ce1">
            <text:p>4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0" table:style-name="ce1">
            <text:p>4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1" table:style-name="ce1">
            <text:p>4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2" table:style-name="ce1">
            <text:p>4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3" table:style-name="ce1">
            <text:p>4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4" table:style-name="ce1">
            <text:p>4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5" table:style-name="ce1">
            <text:p>4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6" table:style-name="ce1">
            <text:p>4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7" table:style-name="ce1">
            <text:p>4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8" table:style-name="ce1">
            <text:p>4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9" table:style-name="ce1">
            <text:p>4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0" table:style-name="ce1">
            <text:p>4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1" table:style-name="ce1">
            <text:p>4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2" table:style-name="ce1">
            <text:p>4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3" table:style-name="ce1">
            <text:p>4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4" table:style-name="ce1">
            <text:p>4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5" table:style-name="ce1">
            <text:p>4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6" table:style-name="ce1">
            <text:p>4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7" table:style-name="ce1">
            <text:p>4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8" table:style-name="ce1">
            <text:p>4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9" table:style-name="ce1">
            <text:p>4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0" table:style-name="ce1">
            <text:p>4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1" table:style-name="ce1">
            <text:p>4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2" table:style-name="ce1">
            <text:p>4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3" table:style-name="ce1">
            <text:p>4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4" table:style-name="ce1">
            <text:p>4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5" table:style-name="ce1">
            <text:p>4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6" table:style-name="ce1">
            <text:p>4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7" table:style-name="ce1">
            <text:p>4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8" table:style-name="ce1">
            <text:p>4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9" table:style-name="ce1">
            <text:p>4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0" table:style-name="ce1">
            <text:p>4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1" table:style-name="ce1">
            <text:p>4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2" table:style-name="ce1">
            <text:p>4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3" table:style-name="ce1">
            <text:p>4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4" table:style-name="ce1">
            <text:p>4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5" table:style-name="ce1">
            <text:p>4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6" table:style-name="ce1">
            <text:p>4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7" table:style-name="ce1">
            <text:p>4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8" table:style-name="ce1">
            <text:p>4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9" table:style-name="ce1">
            <text:p>4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0" table:style-name="ce1">
            <text:p>4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1" table:style-name="ce1">
            <text:p>4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2" table:style-name="ce1">
            <text:p>4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38" table:style-name="ce1">
            <text:p>13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3" table:style-name="ce1">
            <text:p>4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4" table:style-name="ce1">
            <text:p>4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5" table:style-name="ce1">
            <text:p>4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6" table:style-name="ce1">
            <text:p>4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7" table:style-name="ce1">
            <text:p>4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8" table:style-name="ce1">
            <text:p>4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9" table:style-name="ce1">
            <text:p>4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0" table:style-name="ce1">
            <text:p>4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1" table:style-name="ce1">
            <text:p>4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2" table:style-name="ce1">
            <text:p>4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3" table:style-name="ce1">
            <text:p>4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4" table:style-name="ce1">
            <text:p>4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5" table:style-name="ce1">
            <text:p>4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6" table:style-name="ce1">
            <text:p>4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7" table:style-name="ce1">
            <text:p>4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 table:visibility="filter">
          <table:table-cell office:value-type="float" office:value="488" table:style-name="ce1">
            <text:p>4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 table:visibility="filter">
          <table:table-cell office:value-type="float" office:value="489" table:style-name="ce1">
            <text:p>4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0" table:style-name="ce1">
            <text:p>4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1" table:style-name="ce1">
            <text:p>4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2" table:style-name="ce1">
            <text:p>4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3" table:style-name="ce1">
            <text:p>4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4" table:style-name="ce1">
            <text:p>4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5" table:style-name="ce1">
            <text:p>4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6" table:style-name="ce1">
            <text:p>4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7" table:style-name="ce1">
            <text:p>4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8" table:style-name="ce1">
            <text:p>4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9" table:style-name="ce1">
            <text:p>4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0" table:style-name="ce1">
            <text:p>5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1" table:style-name="ce1">
            <text:p>5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2" table:style-name="ce1">
            <text:p>5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3" table:style-name="ce1">
            <text:p>5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4" table:style-name="ce1">
            <text:p>5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5" table:style-name="ce1">
            <text:p>5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6" table:style-name="ce1">
            <text:p>5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7" table:style-name="ce1">
            <text:p>5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8" table:style-name="ce1">
            <text:p>5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9" table:style-name="ce1">
            <text:p>5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0" table:style-name="ce1">
            <text:p>5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1" table:style-name="ce1">
            <text:p>5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2" table:style-name="ce1">
            <text:p>5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3" table:style-name="ce1">
            <text:p>5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4" table:style-name="ce1">
            <text:p>5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5" table:style-name="ce1">
            <text:p>5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6" table:style-name="ce1">
            <text:p>5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7" table:style-name="ce1">
            <text:p>5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8" table:style-name="ce1">
            <text:p>5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9" table:style-name="ce1">
            <text:p>5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0" table:style-name="ce1">
            <text:p>5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1" table:style-name="ce1">
            <text:p>5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2" table:style-name="ce1">
            <text:p>5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3" table:style-name="ce1">
            <text:p>5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4" table:style-name="ce1">
            <text:p>5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5" table:style-name="ce1">
            <text:p>5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6" table:style-name="ce1">
            <text:p>5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7" table:style-name="ce1">
            <text:p>5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8" table:style-name="ce1">
            <text:p>5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9" table:style-name="ce1">
            <text:p>5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0" table:style-name="ce1">
            <text:p>5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1" table:style-name="ce1">
            <text:p>5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2" table:style-name="ce1">
            <text:p>5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3" table:style-name="ce1">
            <text:p>5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4" table:style-name="ce1">
            <text:p>5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5" table:style-name="ce1">
            <text:p>5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6" table:style-name="ce1">
            <text:p>5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7" table:style-name="ce1">
            <text:p>5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8" table:style-name="ce1">
            <text:p>5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9" table:style-name="ce1">
            <text:p>5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0" table:style-name="ce1">
            <text:p>5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1" table:style-name="ce1">
            <text:p>5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2" table:style-name="ce1">
            <text:p>5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3" table:style-name="ce1">
            <text:p>5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4" table:style-name="ce1">
            <text:p>5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5" table:style-name="ce1">
            <text:p>5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6" table:style-name="ce1">
            <text:p>5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7" table:style-name="ce1">
            <text:p>5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8" table:style-name="ce1">
            <text:p>5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9" table:style-name="ce1">
            <text:p>5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0" table:style-name="ce1">
            <text:p>5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1" table:style-name="ce1">
            <text:p>5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2" table:style-name="ce1">
            <text:p>5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3" table:style-name="ce1">
            <text:p>5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4" table:style-name="ce1">
            <text:p>5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5" table:style-name="ce1">
            <text:p>5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6" table:style-name="ce1">
            <text:p>5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7" table:style-name="ce1">
            <text:p>5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8" table:style-name="ce1">
            <text:p>5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9" table:style-name="ce1">
            <text:p>5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0" table:style-name="ce1">
            <text:p>5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1" table:style-name="ce1">
            <text:p>5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2" table:style-name="ce1">
            <text:p>5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3" table:style-name="ce1">
            <text:p>5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4" table:style-name="ce1">
            <text:p>5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5" table:style-name="ce1">
            <text:p>5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6" table:style-name="ce1">
            <text:p>5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7" table:style-name="ce1">
            <text:p>5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8" table:style-name="ce1">
            <text:p>5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9" table:style-name="ce1">
            <text:p>5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0" table:style-name="ce1">
            <text:p>5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1" table:style-name="ce1">
            <text:p>5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2" table:style-name="ce1">
            <text:p>5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3" table:style-name="ce1">
            <text:p>5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4" table:style-name="ce1">
            <text:p>5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5" table:style-name="ce1">
            <text:p>5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6" table:style-name="ce1">
            <text:p>5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7" table:style-name="ce1">
            <text:p>5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8" table:style-name="ce1">
            <text:p>5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9" table:style-name="ce1">
            <text:p>5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0" table:style-name="ce1">
            <text:p>5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1" table:style-name="ce1">
            <text:p>5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2" table:style-name="ce1">
            <text:p>5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3" table:style-name="ce1">
            <text:p>5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4" table:style-name="ce1">
            <text:p>5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5" table:style-name="ce1">
            <text:p>5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6" table:style-name="ce1">
            <text:p>5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7" table:style-name="ce1">
            <text:p>5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8" table:style-name="ce1">
            <text:p>5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9" table:style-name="ce1">
            <text:p>5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0" table:style-name="ce1">
            <text:p>5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1" table:style-name="ce1">
            <text:p>5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2" table:style-name="ce1">
            <text:p>5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3" table:style-name="ce1">
            <text:p>5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4" table:style-name="ce1">
            <text:p>5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5" table:style-name="ce1">
            <text:p>5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6" table:style-name="ce1">
            <text:p>5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7" table:style-name="ce1">
            <text:p>5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8" table:style-name="ce1">
            <text:p>5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9" table:style-name="ce1">
            <text:p>5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0" table:style-name="ce1">
            <text:p>6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1" table:style-name="ce1">
            <text:p>6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2" table:style-name="ce1">
            <text:p>6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3" table:style-name="ce1">
            <text:p>6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4" table:style-name="ce1">
            <text:p>6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5" table:style-name="ce1">
            <text:p>6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6" table:style-name="ce1">
            <text:p>6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7" table:style-name="ce1">
            <text:p>6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8" table:style-name="ce1">
            <text:p>6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9" table:style-name="ce1">
            <text:p>6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0" table:style-name="ce1">
            <text:p>6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1" table:style-name="ce1">
            <text:p>6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2" table:style-name="ce1">
            <text:p>6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3" table:style-name="ce1">
            <text:p>6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4" table:style-name="ce1">
            <text:p>6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5" table:style-name="ce1">
            <text:p>6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6" table:style-name="ce1">
            <text:p>6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7" table:style-name="ce1">
            <text:p>6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8" table:style-name="ce1">
            <text:p>6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9" table:style-name="ce1">
            <text:p>6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0" table:style-name="ce1">
            <text:p>6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1" table:style-name="ce1">
            <text:p>6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2" table:style-name="ce1">
            <text:p>6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3" table:style-name="ce1">
            <text:p>6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4" table:style-name="ce1">
            <text:p>6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5" table:style-name="ce1">
            <text:p>6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6" table:style-name="ce1">
            <text:p>6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7" table:style-name="ce1">
            <text:p>6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8" table:style-name="ce1">
            <text:p>6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9" table:style-name="ce1">
            <text:p>6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0" table:style-name="ce1">
            <text:p>6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1" table:style-name="ce1">
            <text:p>6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2" table:style-name="ce1">
            <text:p>6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3" table:style-name="ce1">
            <text:p>6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4" table:style-name="ce1">
            <text:p>6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5" table:style-name="ce1">
            <text:p>6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6" table:style-name="ce1">
            <text:p>6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7" table:style-name="ce1">
            <text:p>6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8" table:style-name="ce1">
            <text:p>6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9" table:style-name="ce1">
            <text:p>6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0" table:style-name="ce1">
            <text:p>6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41" table:style-name="ce1">
            <text:p>6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42" table:style-name="ce1">
            <text:p>6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office:value-type="float" office:value="8820" table:formula="of:=[.F644]*[.G644]" table:style-name="ce1">
            <text:p>8820</text:p>
          </table:table-cell>
          <table:table-cell table:number-columns-repeated="16376"/>
        </table:table-row>
        <table:table-row table:style-name="ro2" table:visibility="filter">
          <table:table-cell office:value-type="float" office:value="644" table:style-name="ce1">
            <text:p>6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1">
            <text:p>49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45" table:style-name="ce1">
            <text:p>6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46" table:style-name="ce1">
            <text:p>6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03" table:style-name="ce1">
            <text:p>103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47" table:style-name="ce1">
            <text:p>6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48" table:style-name="ce1">
            <text:p>6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11" table:style-name="ce1">
            <text:p>111</text:p>
          </table:table-cell>
          <table:table-cell office:value-type="float" office:value="52" table:style-name="ce1">
            <text:p>52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49" table:style-name="ce1">
            <text:p>6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50" table:style-name="ce1">
            <text:p>6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4" table:style-name="ce1">
            <text:p>124</text:p>
          </table:table-cell>
          <table:table-cell office:value-type="float" office:value="47" table:style-name="ce1">
            <text:p>47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51" table:style-name="ce1">
            <text:p>6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52" table:style-name="ce1">
            <text:p>6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03" table:style-name="ce1">
            <text:p>103</text:p>
          </table:table-cell>
          <table:table-cell office:value-type="float" office:value="45" table:style-name="ce1">
            <text:p>4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53" table:style-name="ce1">
            <text:p>6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54" table:style-name="ce1">
            <text:p>6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55" table:style-name="ce1">
            <text:p>6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56" table:style-name="ce1">
            <text:p>6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57" table:style-name="ce1">
            <text:p>6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58" table:style-name="ce1">
            <text:p>6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table:number-columns-repeated="16377" table:style-name="ce1"/>
        </table:table-row>
        <table:table-row table:style-name="ro2">
          <table:table-cell office:value-type="float" office:value="659" table:style-name="ce1">
            <text:p>6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office:value-type="float" office:value="9000" table:formula="of:=[.F660]*[.G660]" table:style-name="ce1">
            <text:p>90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660" table:style-name="ce1">
            <text:p>6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office:value-type="float" office:value="11700" table:formula="of:=[.F662]*[.G662]" table:style-name="ce1">
            <text:p>11700</text:p>
          </table:table-cell>
          <table:table-cell table:number-columns-repeated="16376"/>
        </table:table-row>
        <table:table-row table:style-name="ro2" table:visibility="filter">
          <table:table-cell office:value-type="float" office:value="662" table:style-name="ce1">
            <text:p>6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63" table:style-name="ce1">
            <text:p>6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64" table:style-name="ce1">
            <text:p>6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65" table:style-name="ce1">
            <text:p>6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66" table:style-name="ce1">
            <text:p>6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67" table:style-name="ce1">
            <text:p>6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68" table:style-name="ce1">
            <text:p>6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69" table:style-name="ce1">
            <text:p>6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70" table:style-name="ce1">
            <text:p>6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71" table:style-name="ce1">
            <text:p>6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72" table:style-name="ce1">
            <text:p>6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3" table:style-name="ce1">
            <text:p>6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4" table:style-name="ce1">
            <text:p>6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5" table:style-name="ce1">
            <text:p>6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6" table:style-name="ce1">
            <text:p>6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7" table:style-name="ce1">
            <text:p>6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8" table:style-name="ce1">
            <text:p>6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9" table:style-name="ce1">
            <text:p>6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0" table:style-name="ce1">
            <text:p>6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1" table:style-name="ce1">
            <text:p>6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2" table:style-name="ce1">
            <text:p>6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3" table:style-name="ce1">
            <text:p>6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4" table:style-name="ce1">
            <text:p>6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5" table:style-name="ce1">
            <text:p>6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6" table:style-name="ce1">
            <text:p>6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7" table:style-name="ce1">
            <text:p>6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8" table:style-name="ce1">
            <text:p>6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9" table:style-name="ce1">
            <text:p>6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0" table:style-name="ce1">
            <text:p>6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1" table:style-name="ce1">
            <text:p>6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2" table:style-name="ce1">
            <text:p>6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3" table:style-name="ce1">
            <text:p>6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4" table:style-name="ce1">
            <text:p>6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50" table:style-name="ce1">
            <text:p>25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5" table:style-name="ce1">
            <text:p>6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6" table:style-name="ce1">
            <text:p>6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7" table:style-name="ce1">
            <text:p>6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8" table:style-name="ce1">
            <text:p>6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9" table:style-name="ce1">
            <text:p>6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0" table:style-name="ce1">
            <text:p>7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1" table:style-name="ce1">
            <text:p>7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2" table:style-name="ce1">
            <text:p>7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3" table:style-name="ce1">
            <text:p>7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4" table:style-name="ce1">
            <text:p>7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5" table:style-name="ce1">
            <text:p>7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6" table:style-name="ce1">
            <text:p>7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7" table:style-name="ce1">
            <text:p>7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8" table:style-name="ce1">
            <text:p>7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9" table:style-name="ce1">
            <text:p>7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0" table:style-name="ce1">
            <text:p>7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1" table:style-name="ce1">
            <text:p>7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2" table:style-name="ce1">
            <text:p>7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3" table:style-name="ce1">
            <text:p>7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4" table:style-name="ce1">
            <text:p>7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5" table:style-name="ce1">
            <text:p>7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6" table:style-name="ce1">
            <text:p>7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7" table:style-name="ce1">
            <text:p>7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8" table:style-name="ce1">
            <text:p>7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9" table:style-name="ce1">
            <text:p>7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0" table:style-name="ce1">
            <text:p>7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1" table:style-name="ce1">
            <text:p>7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2" table:style-name="ce1">
            <text:p>7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3" table:style-name="ce1">
            <text:p>7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4" table:style-name="ce1">
            <text:p>7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5" table:style-name="ce1">
            <text:p>7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6" table:style-name="ce1">
            <text:p>7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7" table:style-name="ce1">
            <text:p>7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8" table:style-name="ce1">
            <text:p>7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9" table:style-name="ce1">
            <text:p>7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0" table:style-name="ce1">
            <text:p>7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1" table:style-name="ce1">
            <text:p>7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2" table:style-name="ce1">
            <text:p>7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3" table:style-name="ce1">
            <text:p>7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4" table:style-name="ce1">
            <text:p>7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5" table:style-name="ce1">
            <text:p>7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6" table:style-name="ce1">
            <text:p>7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7" table:style-name="ce1">
            <text:p>7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8" table:style-name="ce1">
            <text:p>7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9" table:style-name="ce1">
            <text:p>7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0" table:style-name="ce1">
            <text:p>7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1" table:style-name="ce1">
            <text:p>7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2" table:style-name="ce1">
            <text:p>7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3" table:style-name="ce1">
            <text:p>7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4" table:style-name="ce1">
            <text:p>7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5" table:style-name="ce1">
            <text:p>7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6" table:style-name="ce1">
            <text:p>7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7" table:style-name="ce1">
            <text:p>7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8" table:style-name="ce1">
            <text:p>7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9" table:style-name="ce1">
            <text:p>7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0" table:style-name="ce1">
            <text:p>7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1" table:style-name="ce1">
            <text:p>7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2" table:style-name="ce1">
            <text:p>7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3" table:style-name="ce1">
            <text:p>7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4" table:style-name="ce1">
            <text:p>7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5" table:style-name="ce1">
            <text:p>7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6" table:style-name="ce1">
            <text:p>7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7" table:style-name="ce1">
            <text:p>7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8" table:style-name="ce1">
            <text:p>7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9" table:style-name="ce1">
            <text:p>7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0" table:style-name="ce1">
            <text:p>7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1" table:style-name="ce1">
            <text:p>7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2" table:style-name="ce1">
            <text:p>7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3" table:style-name="ce1">
            <text:p>7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4" table:style-name="ce1">
            <text:p>7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5" table:style-name="ce1">
            <text:p>76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6" table:style-name="ce1">
            <text:p>76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7" table:style-name="ce1">
            <text:p>7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8" table:style-name="ce1">
            <text:p>7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9" table:style-name="ce1">
            <text:p>7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0" table:style-name="ce1">
            <text:p>7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1" table:style-name="ce1">
            <text:p>7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2" table:style-name="ce1">
            <text:p>7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3" table:style-name="ce1">
            <text:p>7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4" table:style-name="ce1">
            <text:p>7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3" table:visibility="filter">
          <table:table-cell office:value-type="float" office:value="775" table:style-name="ce1">
            <text:p>7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3" table:visibility="filter">
          <table:table-cell office:value-type="float" office:value="776" table:style-name="ce1">
            <text:p>7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7" table:style-name="ce1">
            <text:p>7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8" table:style-name="ce1">
            <text:p>7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9" table:style-name="ce1">
            <text:p>7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0" table:style-name="ce1">
            <text:p>7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1" table:style-name="ce1">
            <text:p>7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2" table:style-name="ce1">
            <text:p>7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3" table:style-name="ce1">
            <text:p>7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4" table:style-name="ce1">
            <text:p>7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5" table:style-name="ce1">
            <text:p>7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6" table:style-name="ce1">
            <text:p>7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7" table:style-name="ce1">
            <text:p>7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8" table:style-name="ce1">
            <text:p>7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9" table:style-name="ce1">
            <text:p>7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0" table:style-name="ce1">
            <text:p>7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1" table:style-name="ce1">
            <text:p>7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2" table:style-name="ce1">
            <text:p>7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3" table:style-name="ce1">
            <text:p>7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4" table:style-name="ce1">
            <text:p>7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5" table:style-name="ce1">
            <text:p>7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6" table:style-name="ce1">
            <text:p>7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7" table:style-name="ce1">
            <text:p>7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8" table:style-name="ce1">
            <text:p>7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9" table:style-name="ce1">
            <text:p>7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0" table:style-name="ce1">
            <text:p>8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1" table:style-name="ce1">
            <text:p>8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2" table:style-name="ce1">
            <text:p>8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3" table:style-name="ce1">
            <text:p>8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4" table:style-name="ce1">
            <text:p>8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5" table:style-name="ce1">
            <text:p>8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6" table:style-name="ce1">
            <text:p>8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7" table:style-name="ce1">
            <text:p>8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8" table:style-name="ce1">
            <text:p>8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9" table:style-name="ce1">
            <text:p>8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0" table:style-name="ce1">
            <text:p>8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1" table:style-name="ce1">
            <text:p>8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2" table:style-name="ce1">
            <text:p>8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3" table:style-name="ce1">
            <text:p>8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4" table:style-name="ce1">
            <text:p>8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2" table:style-name="ce1">
            <text:p>242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5" table:style-name="ce1">
            <text:p>8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6" table:style-name="ce1">
            <text:p>8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7" table:style-name="ce1">
            <text:p>8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8" table:style-name="ce1">
            <text:p>8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9" table:style-name="ce1">
            <text:p>8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0" table:style-name="ce1">
            <text:p>8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1" table:style-name="ce1">
            <text:p>8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2" table:style-name="ce1">
            <text:p>8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3" table:style-name="ce1">
            <text:p>8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4" table:style-name="ce1">
            <text:p>8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5" table:style-name="ce1">
            <text:p>8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6" table:style-name="ce1">
            <text:p>8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7" table:style-name="ce1">
            <text:p>8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8" table:style-name="ce1">
            <text:p>8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38" table:style-name="ce1">
            <text:p>23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9" table:style-name="ce1">
            <text:p>8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0" table:style-name="ce1">
            <text:p>8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1" table:style-name="ce1">
            <text:p>8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2" table:style-name="ce1">
            <text:p>8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3" table:style-name="ce1">
            <text:p>8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4" table:style-name="ce1">
            <text:p>8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5" table:style-name="ce1">
            <text:p>8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6" table:style-name="ce1">
            <text:p>8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7" table:style-name="ce1">
            <text:p>8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8" table:style-name="ce1">
            <text:p>8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9" table:style-name="ce1">
            <text:p>8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0" table:style-name="ce1">
            <text:p>8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 table:visibility="filter">
          <table:table-cell office:value-type="float" office:value="841" table:style-name="ce1">
            <text:p>8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4" table:visibility="filter">
          <table:table-cell office:value-type="float" office:value="842" table:style-name="ce1">
            <text:p>8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3" table:style-name="ce1">
            <text:p>8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4" table:style-name="ce1">
            <text:p>8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5" table:style-name="ce1">
            <text:p>8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6" table:style-name="ce1">
            <text:p>8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7" table:style-name="ce1">
            <text:p>8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8" table:style-name="ce1">
            <text:p>8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9" table:style-name="ce1">
            <text:p>8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0" table:style-name="ce1">
            <text:p>8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1" table:style-name="ce1">
            <text:p>8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2" table:style-name="ce1">
            <text:p>8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3" table:style-name="ce1">
            <text:p>8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4" table:style-name="ce1">
            <text:p>8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5" table:style-name="ce1">
            <text:p>8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6" table:style-name="ce1">
            <text:p>8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7" table:style-name="ce1">
            <text:p>8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8" table:style-name="ce1">
            <text:p>8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9" table:style-name="ce1">
            <text:p>8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0" table:style-name="ce1">
            <text:p>8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1" table:style-name="ce1">
            <text:p>8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2" table:style-name="ce1">
            <text:p>8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3" table:style-name="ce1">
            <text:p>8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4" table:style-name="ce1">
            <text:p>8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5" table:style-name="ce1">
            <text:p>8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6" table:style-name="ce1">
            <text:p>8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7" table:style-name="ce1">
            <text:p>8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8" table:style-name="ce1">
            <text:p>8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9" table:style-name="ce1">
            <text:p>8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0" table:style-name="ce1">
            <text:p>8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1" table:style-name="ce1">
            <text:p>8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2" table:style-name="ce1">
            <text:p>8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3" table:style-name="ce1">
            <text:p>8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4" table:style-name="ce1">
            <text:p>8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8" table:style-name="ce1">
            <text:p>98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5" table:style-name="ce1">
            <text:p>8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6" table:style-name="ce1">
            <text:p>8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7" table:style-name="ce1">
            <text:p>8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8" table:style-name="ce1">
            <text:p>8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9" table:style-name="ce1">
            <text:p>8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0" table:style-name="ce1">
            <text:p>8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1" table:style-name="ce1">
            <text:p>8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2" table:style-name="ce1">
            <text:p>8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3" table:style-name="ce1">
            <text:p>8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4" table:style-name="ce1">
            <text:p>8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5" table:style-name="ce1">
            <text:p>8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6" table:style-name="ce1">
            <text:p>8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7" table:style-name="ce1">
            <text:p>8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8" table:style-name="ce1">
            <text:p>8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9" table:style-name="ce1">
            <text:p>8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0" table:style-name="ce1">
            <text:p>8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1" table:style-name="ce1">
            <text:p>8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2" table:style-name="ce1">
            <text:p>8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3" table:style-name="ce1">
            <text:p>8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4" table:style-name="ce1">
            <text:p>8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1" table:style-name="ce1">
            <text:p>91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5" table:style-name="ce1">
            <text:p>8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6" table:style-name="ce1">
            <text:p>8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7" table:style-name="ce1">
            <text:p>8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8" table:style-name="ce1">
            <text:p>8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9" table:style-name="ce1">
            <text:p>8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0" table:style-name="ce1">
            <text:p>9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4" table:style-name="ce1">
            <text:p>84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1" table:style-name="ce1">
            <text:p>9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2" table:style-name="ce1">
            <text:p>9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3" table:style-name="ce1">
            <text:p>9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4" table:style-name="ce1">
            <text:p>9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5" table:style-name="ce1">
            <text:p>9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6" table:style-name="ce1">
            <text:p>9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7" table:style-name="ce1">
            <text:p>9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8" table:style-name="ce1">
            <text:p>9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9" table:style-name="ce1">
            <text:p>9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0" table:style-name="ce1">
            <text:p>9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1" table:style-name="ce1">
            <text:p>9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2" table:style-name="ce1">
            <text:p>9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3" table:style-name="ce1">
            <text:p>9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4" table:style-name="ce1">
            <text:p>9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5" table:style-name="ce1">
            <text:p>9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6" table:style-name="ce1">
            <text:p>9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7" table:style-name="ce1">
            <text:p>9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8" table:style-name="ce1">
            <text:p>9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9" table:style-name="ce1">
            <text:p>9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0" table:style-name="ce1">
            <text:p>9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1" table:style-name="ce1">
            <text:p>9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2" table:style-name="ce1">
            <text:p>9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3" table:style-name="ce1">
            <text:p>9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4" table:style-name="ce1">
            <text:p>9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5" table:style-name="ce1">
            <text:p>9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6" table:style-name="ce1">
            <text:p>9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7" table:style-name="ce1">
            <text:p>9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8" table:style-name="ce1">
            <text:p>9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9" table:style-name="ce1">
            <text:p>9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0" table:style-name="ce1">
            <text:p>9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1" table:style-name="ce1">
            <text:p>9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2" table:style-name="ce1">
            <text:p>9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4" table:visibility="filter">
          <table:table-cell office:value-type="float" office:value="933" table:style-name="ce1">
            <text:p>9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4" table:visibility="filter">
          <table:table-cell office:value-type="float" office:value="934" table:style-name="ce1">
            <text:p>9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5" table:style-name="ce1">
            <text:p>9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6" table:style-name="ce1">
            <text:p>9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8" table:style-name="ce1">
            <text:p>13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7" table:style-name="ce1">
            <text:p>9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8" table:style-name="ce1">
            <text:p>9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9" table:style-name="ce1">
            <text:p>9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0" table:style-name="ce1">
            <text:p>9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07" table:style-name="ce1">
            <text:p>10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1" table:style-name="ce1">
            <text:p>9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2" table:style-name="ce1">
            <text:p>9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3" table:style-name="ce1">
            <text:p>9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4" table:style-name="ce1">
            <text:p>9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5" table:style-name="ce1">
            <text:p>9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6" table:style-name="ce1">
            <text:p>9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7" table:style-name="ce1">
            <text:p>9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8" table:style-name="ce1">
            <text:p>9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9" table:style-name="ce1">
            <text:p>9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0" table:style-name="ce1">
            <text:p>9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8" table:style-name="ce1">
            <text:p>8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1" table:style-name="ce1">
            <text:p>9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2" table:style-name="ce1">
            <text:p>9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3" table:style-name="ce1">
            <text:p>9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4" table:style-name="ce1">
            <text:p>9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5" table:style-name="ce1">
            <text:p>9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6" table:style-name="ce1">
            <text:p>9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7" table:style-name="ce1">
            <text:p>9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8" table:style-name="ce1">
            <text:p>9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9" table:style-name="ce1">
            <text:p>9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0" table:style-name="ce1">
            <text:p>9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1" table:style-name="ce1">
            <text:p>9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2" table:style-name="ce1">
            <text:p>9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3" table:style-name="ce1">
            <text:p>9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4" table:style-name="ce1">
            <text:p>9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7" table:style-name="ce1">
            <text:p>127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5" table:style-name="ce1">
            <text:p>9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6" table:style-name="ce1">
            <text:p>9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7" table:style-name="ce1">
            <text:p>9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8" table:style-name="ce1">
            <text:p>9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9" table:style-name="ce1">
            <text:p>149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9" table:style-name="ce1">
            <text:p>9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0" table:style-name="ce1">
            <text:p>9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1" table:style-name="ce1">
            <text:p>9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2" table:style-name="ce1">
            <text:p>9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3" table:style-name="ce1">
            <text:p>9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4" table:style-name="ce1">
            <text:p>9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5" table:style-name="ce1">
            <text:p>9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6" table:style-name="ce1">
            <text:p>9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7" table:style-name="ce1">
            <text:p>9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8" table:style-name="ce1">
            <text:p>9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9" table:style-name="ce1">
            <text:p>9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0" table:style-name="ce1">
            <text:p>9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1" table:style-name="ce1">
            <text:p>9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2" table:style-name="ce1">
            <text:p>9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3" table:style-name="ce1">
            <text:p>9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4" table:style-name="ce1">
            <text:p>9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5" table:style-name="ce1">
            <text:p>9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6" table:style-name="ce1">
            <text:p>9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7" table:style-name="ce1">
            <text:p>9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8" table:style-name="ce1">
            <text:p>9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9" table:style-name="ce1">
            <text:p>9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0" table:style-name="ce1">
            <text:p>9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1" table:style-name="ce1">
            <text:p>9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2" table:style-name="ce1">
            <text:p>9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3" table:style-name="ce1">
            <text:p>9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4" table:style-name="ce1">
            <text:p>9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5" table:style-name="ce1">
            <text:p>9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6" table:style-name="ce1">
            <text:p>9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5" table:style-name="ce1">
            <text:p>15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7" table:style-name="ce1">
            <text:p>9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8" table:style-name="ce1">
            <text:p>9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9" table:style-name="ce1">
            <text:p>9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0" table:style-name="ce1">
            <text:p>10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1" table:style-name="ce1">
            <text:p>10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2" table:style-name="ce1">
            <text:p>10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3" table:style-name="ce1">
            <text:p>10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4" table:style-name="ce1">
            <text:p>10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5" table:style-name="ce1">
            <text:p>10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6" table:style-name="ce1">
            <text:p>10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7" table:style-name="ce1">
            <text:p>10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8" table:style-name="ce1">
            <text:p>10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9" table:style-name="ce1">
            <text:p>10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0" table:style-name="ce1">
            <text:p>10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1" table:style-name="ce1">
            <text:p>10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2" table:style-name="ce1">
            <text:p>10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3" table:style-name="ce1">
            <text:p>10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4" table:style-name="ce1">
            <text:p>10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51" table:style-name="ce1">
            <text:p>51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5" table:style-name="ce1">
            <text:p>10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6" table:style-name="ce1">
            <text:p>10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7" table:style-name="ce1">
            <text:p>10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8" table:style-name="ce1">
            <text:p>10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9" table:style-name="ce1">
            <text:p>10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0" table:style-name="ce1">
            <text:p>10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1" table:style-name="ce1">
            <text:p>10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2" table:style-name="ce1">
            <text:p>10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3" table:style-name="ce1">
            <text:p>10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4" table:style-name="ce1">
            <text:p>10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5" table:style-name="ce1">
            <text:p>10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6" table:style-name="ce1">
            <text:p>10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7" table:style-name="ce1">
            <text:p>10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8" table:style-name="ce1">
            <text:p>10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9" table:style-name="ce1">
            <text:p>10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0" table:style-name="ce1">
            <text:p>10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1" table:style-name="ce1">
            <text:p>10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2" table:style-name="ce1">
            <text:p>10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3" table:style-name="ce1">
            <text:p>10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4" table:style-name="ce1">
            <text:p>10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4" table:style-name="ce1">
            <text:p>94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5" table:style-name="ce1">
            <text:p>10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6" table:style-name="ce1">
            <text:p>10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7" table:style-name="ce1">
            <text:p>10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8" table:style-name="ce1">
            <text:p>10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9" table:style-name="ce1">
            <text:p>10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0" table:style-name="ce1">
            <text:p>10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9" table:style-name="ce1">
            <text:p>89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1" table:style-name="ce1">
            <text:p>10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2" table:style-name="ce1">
            <text:p>10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3" table:style-name="ce1">
            <text:p>10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4" table:style-name="ce1">
            <text:p>10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5" table:style-name="ce1">
            <text:p>10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6" table:style-name="ce1">
            <text:p>10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1" table:style-name="ce1">
            <text:p>51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7" table:style-name="ce1">
            <text:p>10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8" table:style-name="ce1">
            <text:p>10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4" table:style-name="ce1">
            <text:p>124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9" table:style-name="ce1">
            <text:p>10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0" table:style-name="ce1">
            <text:p>10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1" table:style-name="ce1">
            <text:p>10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2" table:style-name="ce1">
            <text:p>10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7" table:style-name="ce1">
            <text:p>14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3" table:style-name="ce1">
            <text:p>10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4" table:style-name="ce1">
            <text:p>10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5" table:style-name="ce1">
            <text:p>10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6" table:style-name="ce1">
            <text:p>10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7" table:style-name="ce1">
            <text:p>10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 table:visibility="filter">
          <table:table-cell office:value-type="float" office:value="1058" table:style-name="ce1">
            <text:p>10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 table:visibility="filter">
          <table:table-cell office:value-type="float" office:value="1059" table:style-name="ce1">
            <text:p>10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0" table:style-name="ce1">
            <text:p>10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1" table:style-name="ce1">
            <text:p>10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2" table:style-name="ce1">
            <text:p>10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3" table:style-name="ce1">
            <text:p>10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4" table:style-name="ce1">
            <text:p>10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5" table:style-name="ce1">
            <text:p>10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6" table:style-name="ce1">
            <text:p>10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7" table:style-name="ce1">
            <text:p>10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8" table:style-name="ce1">
            <text:p>10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9" table:style-name="ce1">
            <text:p>10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0" table:style-name="ce1">
            <text:p>10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1" table:style-name="ce1">
            <text:p>10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2" table:style-name="ce1">
            <text:p>10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3" table:style-name="ce1">
            <text:p>10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4" table:style-name="ce1">
            <text:p>10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5" table:style-name="ce1">
            <text:p>10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6" table:style-name="ce1">
            <text:p>10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3" table:style-name="ce1">
            <text:p>123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7" table:style-name="ce1">
            <text:p>10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8" table:style-name="ce1">
            <text:p>10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9" table:style-name="ce1">
            <text:p>10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0" table:style-name="ce1">
            <text:p>10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1" table:style-name="ce1">
            <text:p>10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2" table:style-name="ce1">
            <text:p>10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3" table:style-name="ce1">
            <text:p>10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4" table:style-name="ce1">
            <text:p>10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5" table:style-name="ce1">
            <text:p>10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6" table:style-name="ce1">
            <text:p>10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7" table:style-name="ce1">
            <text:p>10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8" table:style-name="ce1">
            <text:p>10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9" table:style-name="ce1">
            <text:p>10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0" table:style-name="ce1">
            <text:p>10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1" table:style-name="ce1">
            <text:p>10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2" table:style-name="ce1">
            <text:p>10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3" table:style-name="ce1">
            <text:p>10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4" table:style-name="ce1">
            <text:p>10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5" table:style-name="ce1">
            <text:p>10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6" table:style-name="ce1">
            <text:p>10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4" table:style-name="ce1">
            <text:p>84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7" table:style-name="ce1">
            <text:p>10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8" table:style-name="ce1">
            <text:p>10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9" table:style-name="ce1">
            <text:p>10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0" table:style-name="ce1">
            <text:p>11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1" table:style-name="ce1">
            <text:p>11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2" table:style-name="ce1">
            <text:p>11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3" table:style-name="ce1">
            <text:p>11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4" table:style-name="ce1">
            <text:p>11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19" table:style-name="ce1">
            <text:p>11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5" table:style-name="ce1">
            <text:p>11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6" table:style-name="ce1">
            <text:p>11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7" table:style-name="ce1">
            <text:p>107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7" table:style-name="ce1">
            <text:p>11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8" table:style-name="ce1">
            <text:p>11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9" table:style-name="ce1">
            <text:p>11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0" table:style-name="ce1">
            <text:p>11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1" table:style-name="ce1">
            <text:p>11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2" table:style-name="ce1">
            <text:p>11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3" table:style-name="ce1">
            <text:p>11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4" table:style-name="ce1">
            <text:p>11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5" table:style-name="ce1">
            <text:p>11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6" table:style-name="ce1">
            <text:p>11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7" table:style-name="ce1">
            <text:p>11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8" table:style-name="ce1">
            <text:p>11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9" table:style-name="ce1">
            <text:p>11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0" table:style-name="ce1">
            <text:p>11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1" table:style-name="ce1">
            <text:p>11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2" table:style-name="ce1">
            <text:p>11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3" table:style-name="ce1">
            <text:p>11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4" table:style-name="ce1">
            <text:p>11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8" table:style-name="ce1">
            <text:p>78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5" table:style-name="ce1">
            <text:p>11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6" table:style-name="ce1">
            <text:p>11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7" table:style-name="ce1">
            <text:p>11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8" table:style-name="ce1">
            <text:p>11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9" table:style-name="ce1">
            <text:p>11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0" table:style-name="ce1">
            <text:p>11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1" table:style-name="ce1">
            <text:p>11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2" table:style-name="ce1">
            <text:p>11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3" table:style-name="ce1">
            <text:p>11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4" table:style-name="ce1">
            <text:p>11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5" table:style-name="ce1">
            <text:p>11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6" table:style-name="ce1">
            <text:p>11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8" table:style-name="ce1">
            <text:p>14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7" table:style-name="ce1">
            <text:p>11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8" table:style-name="ce1">
            <text:p>11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9" table:style-name="ce1">
            <text:p>11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0" table:style-name="ce1">
            <text:p>11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1" table:style-name="ce1">
            <text:p>11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2" table:style-name="ce1">
            <text:p>11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3" table:style-name="ce1">
            <text:p>11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4" table:style-name="ce1">
            <text:p>11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5" table:style-name="ce1">
            <text:p>11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6" table:style-name="ce1">
            <text:p>11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77" table:style-name="ce1">
            <text:p>7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7" table:style-name="ce1">
            <text:p>11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8" table:style-name="ce1">
            <text:p>11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9" table:style-name="ce1">
            <text:p>11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0" table:style-name="ce1">
            <text:p>11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1" table:style-name="ce1">
            <text:p>11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2" table:style-name="ce1">
            <text:p>11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3" table:style-name="ce1">
            <text:p>11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4" table:style-name="ce1">
            <text:p>11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5" table:style-name="ce1">
            <text:p>11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6" table:style-name="ce1">
            <text:p>11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7" table:style-name="ce1">
            <text:p>11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8" table:style-name="ce1">
            <text:p>11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9" table:style-name="ce1">
            <text:p>11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0" table:style-name="ce1">
            <text:p>11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5" table:style-name="ce1">
            <text:p>12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1" table:style-name="ce1">
            <text:p>11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2" table:style-name="ce1">
            <text:p>11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3" table:style-name="ce1">
            <text:p>11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4" table:style-name="ce1">
            <text:p>11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8" table:style-name="ce1">
            <text:p>14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5" table:style-name="ce1">
            <text:p>11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6" table:style-name="ce1">
            <text:p>11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7" table:style-name="ce1">
            <text:p>11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8" table:style-name="ce1">
            <text:p>11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9" table:style-name="ce1">
            <text:p>11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0" table:style-name="ce1">
            <text:p>11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1" table:style-name="ce1">
            <text:p>11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2" table:style-name="ce1">
            <text:p>11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3" table:style-name="ce1">
            <text:p>11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4" table:style-name="ce1">
            <text:p>11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5" table:style-name="ce1">
            <text:p>11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6" table:style-name="ce1">
            <text:p>11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7" table:style-name="ce1">
            <text:p>11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8" table:style-name="ce1">
            <text:p>11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9" table:style-name="ce1">
            <text:p>11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0" table:style-name="ce1">
            <text:p>11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1" table:style-name="ce1">
            <text:p>11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2" table:style-name="ce1">
            <text:p>11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9" table:style-name="ce1">
            <text:p>99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3" table:style-name="ce1">
            <text:p>11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4" table:style-name="ce1">
            <text:p>11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5" table:style-name="ce1">
            <text:p>11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6" table:style-name="ce1">
            <text:p>11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7" table:style-name="ce1">
            <text:p>11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8" table:style-name="ce1">
            <text:p>11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7" table:style-name="ce1">
            <text:p>127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9" table:style-name="ce1">
            <text:p>11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0" table:style-name="ce1">
            <text:p>11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6" table:style-name="ce1">
            <text:p>11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1" table:style-name="ce1">
            <text:p>11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2" table:style-name="ce1">
            <text:p>11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4" table:style-name="ce1">
            <text:p>154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3" table:style-name="ce1">
            <text:p>11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4" table:style-name="ce1">
            <text:p>11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5" table:style-name="ce1">
            <text:p>11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6" table:style-name="ce1">
            <text:p>11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7" table:style-name="ce1">
            <text:p>11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8" table:style-name="ce1">
            <text:p>11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9" table:style-name="ce1">
            <text:p>11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0" table:style-name="ce1">
            <text:p>12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1" table:style-name="ce1">
            <text:p>12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2" table:style-name="ce1">
            <text:p>12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3" table:style-name="ce1">
            <text:p>12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4" table:style-name="ce1">
            <text:p>12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5" table:style-name="ce1">
            <text:p>12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6" table:style-name="ce1">
            <text:p>12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7" table:style-name="ce1">
            <text:p>12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8" table:style-name="ce1">
            <text:p>12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4" table:style-name="ce1">
            <text:p>84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9" table:style-name="ce1">
            <text:p>12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0" table:style-name="ce1">
            <text:p>12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7" table:style-name="ce1">
            <text:p>97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1" table:style-name="ce1">
            <text:p>12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2" table:style-name="ce1">
            <text:p>12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3" table:style-name="ce1">
            <text:p>12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4" table:style-name="ce1">
            <text:p>12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5" table:style-name="ce1">
            <text:p>12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6" table:style-name="ce1">
            <text:p>12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89" table:style-name="ce1">
            <text:p>8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7" table:style-name="ce1">
            <text:p>12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8" table:style-name="ce1">
            <text:p>12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9" table:style-name="ce1">
            <text:p>12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0" table:style-name="ce1">
            <text:p>12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36" table:style-name="ce1">
            <text:p>136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1" table:style-name="ce1">
            <text:p>12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2" table:style-name="ce1">
            <text:p>12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3" table:style-name="ce1">
            <text:p>12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4" table:style-name="ce1">
            <text:p>12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5" table:style-name="ce1">
            <text:p>12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6" table:style-name="ce1">
            <text:p>12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7" table:style-name="ce1">
            <text:p>12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8" table:style-name="ce1">
            <text:p>12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9" table:style-name="ce1">
            <text:p>12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0" table:style-name="ce1">
            <text:p>12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1" table:style-name="ce1">
            <text:p>12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2" table:style-name="ce1">
            <text:p>12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3" table:style-name="ce1">
            <text:p>12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4" table:style-name="ce1">
            <text:p>12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5" table:style-name="ce1">
            <text:p>12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6" table:style-name="ce1">
            <text:p>12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7" table:style-name="ce1">
            <text:p>12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8" table:style-name="ce1">
            <text:p>12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1" table:style-name="ce1">
            <text:p>81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9" table:style-name="ce1">
            <text:p>12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0" table:style-name="ce1">
            <text:p>12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1" table:style-name="ce1">
            <text:p>12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2" table:style-name="ce1">
            <text:p>12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3" table:style-name="ce1">
            <text:p>12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4" table:style-name="ce1">
            <text:p>12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5" table:style-name="ce1">
            <text:p>12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6" table:style-name="ce1">
            <text:p>12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7" table:style-name="ce1">
            <text:p>12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8" table:style-name="ce1">
            <text:p>12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3" table:style-name="ce1">
            <text:p>153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9" table:style-name="ce1">
            <text:p>12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0" table:style-name="ce1">
            <text:p>12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1" table:style-name="ce1">
            <text:p>12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2" table:style-name="ce1">
            <text:p>12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3" table:style-name="ce1">
            <text:p>12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4" table:style-name="ce1">
            <text:p>12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5" table:style-name="ce1">
            <text:p>12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6" table:style-name="ce1">
            <text:p>12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7" table:style-name="ce1">
            <text:p>12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8" table:style-name="ce1">
            <text:p>12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9" table:style-name="ce1">
            <text:p>12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0" table:style-name="ce1">
            <text:p>12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1" table:style-name="ce1">
            <text:p>12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2" table:style-name="ce1">
            <text:p>12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3" table:style-name="ce1">
            <text:p>12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4" table:style-name="ce1">
            <text:p>12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5" table:style-name="ce1">
            <text:p>12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6" table:style-name="ce1">
            <text:p>12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7" table:style-name="ce1">
            <text:p>12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8" table:style-name="ce1">
            <text:p>12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9" table:style-name="ce1">
            <text:p>12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0" table:style-name="ce1">
            <text:p>12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1" table:style-name="ce1">
            <text:p>12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2" table:style-name="ce1">
            <text:p>12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3" table:style-name="ce1">
            <text:p>12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4" table:style-name="ce1">
            <text:p>12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2" table:style-name="ce1">
            <text:p>1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5" table:style-name="ce1">
            <text:p>12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6" table:style-name="ce1">
            <text:p>12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6" table:style-name="ce1">
            <text:p>146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7" table:style-name="ce1">
            <text:p>12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8" table:style-name="ce1">
            <text:p>12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9" table:style-name="ce1">
            <text:p>12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0" table:style-name="ce1">
            <text:p>12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1" table:style-name="ce1">
            <text:p>12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 table:visibility="filter">
          <table:table-cell office:value-type="float" office:value="1282" table:style-name="ce1">
            <text:p>12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 table:visibility="filter">
          <table:table-cell office:value-type="float" office:value="1283" table:style-name="ce1">
            <text:p>12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4" table:style-name="ce1">
            <text:p>12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5" table:style-name="ce1">
            <text:p>12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6" table:style-name="ce1">
            <text:p>12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7" table:style-name="ce1">
            <text:p>12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8" table:style-name="ce1">
            <text:p>12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9" table:style-name="ce1">
            <text:p>12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0" table:style-name="ce1">
            <text:p>12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1" table:style-name="ce1">
            <text:p>12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2" table:style-name="ce1">
            <text:p>12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3" table:style-name="ce1">
            <text:p>12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4" table:style-name="ce1">
            <text:p>12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68" table:style-name="ce1">
            <text:p>68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5" table:style-name="ce1">
            <text:p>12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6" table:style-name="ce1">
            <text:p>12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7" table:style-name="ce1">
            <text:p>12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8" table:style-name="ce1">
            <text:p>12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9" table:style-name="ce1">
            <text:p>12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0" table:style-name="ce1">
            <text:p>13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0" table:style-name="ce1">
            <text:p>13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1" table:style-name="ce1">
            <text:p>13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2" table:style-name="ce1">
            <text:p>13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3" table:style-name="ce1">
            <text:p>13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4" table:style-name="ce1">
            <text:p>13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7" table:style-name="ce1">
            <text:p>14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5" table:style-name="ce1">
            <text:p>13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6" table:style-name="ce1">
            <text:p>13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7" table:style-name="ce1">
            <text:p>13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8" table:style-name="ce1">
            <text:p>13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9" table:style-name="ce1">
            <text:p>13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0" table:style-name="ce1">
            <text:p>13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1" table:style-name="ce1">
            <text:p>13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2" table:style-name="ce1">
            <text:p>13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3" table:style-name="ce1">
            <text:p>131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4" table:style-name="ce1">
            <text:p>131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5" table:style-name="ce1">
            <text:p>131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6" table:style-name="ce1">
            <text:p>131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7" table:style-name="ce1">
            <text:p>131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8" table:style-name="ce1">
            <text:p>131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08" table:style-name="ce1">
            <text:p>10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9" table:style-name="ce1">
            <text:p>131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0" table:style-name="ce1">
            <text:p>132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1" table:style-name="ce1">
            <text:p>132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2" table:style-name="ce1">
            <text:p>132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3" table:style-name="ce1">
            <text:p>132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4" table:style-name="ce1">
            <text:p>132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76" table:style-name="ce1">
            <text:p>7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5" table:style-name="ce1">
            <text:p>132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6" table:style-name="ce1">
            <text:p>132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7" table:style-name="ce1">
            <text:p>132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8" table:style-name="ce1">
            <text:p>132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9" table:style-name="ce1">
            <text:p>132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0" table:style-name="ce1">
            <text:p>133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32" table:style-name="ce1">
            <text:p>13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1" table:style-name="ce1">
            <text:p>133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2" table:style-name="ce1">
            <text:p>133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08" table:style-name="ce1">
            <text:p>10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3" table:style-name="ce1">
            <text:p>133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4" table:style-name="ce1">
            <text:p>133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5" table:style-name="ce1">
            <text:p>133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6" table:style-name="ce1">
            <text:p>133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7" table:style-name="ce1">
            <text:p>133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8" table:style-name="ce1">
            <text:p>133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9" table:style-name="ce1">
            <text:p>133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0" table:style-name="ce1">
            <text:p>134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1" table:style-name="ce1">
            <text:p>134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2" table:style-name="ce1">
            <text:p>134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3" table:style-name="ce1">
            <text:p>134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4" table:style-name="ce1">
            <text:p>134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5" table:style-name="ce1">
            <text:p>13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6" table:style-name="ce1">
            <text:p>13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7" table:style-name="ce1">
            <text:p>13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8" table:style-name="ce1">
            <text:p>13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89" table:style-name="ce1">
            <text:p>89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9" table:style-name="ce1">
            <text:p>13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0" table:style-name="ce1">
            <text:p>13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1" table:style-name="ce1">
            <text:p>13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2" table:style-name="ce1">
            <text:p>13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3" table:style-name="ce1">
            <text:p>13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4" table:style-name="ce1">
            <text:p>13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5" table:style-name="ce1">
            <text:p>13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6" table:style-name="ce1">
            <text:p>13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7" table:style-name="ce1">
            <text:p>13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8" table:style-name="ce1">
            <text:p>13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9" table:style-name="ce1">
            <text:p>13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0" table:style-name="ce1">
            <text:p>13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1" table:style-name="ce1">
            <text:p>13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2" table:style-name="ce1">
            <text:p>13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3" table:style-name="ce1">
            <text:p>13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4" table:style-name="ce1">
            <text:p>13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5" table:style-name="ce1">
            <text:p>13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6" table:style-name="ce1">
            <text:p>13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7" table:style-name="ce1">
            <text:p>13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8" table:style-name="ce1">
            <text:p>13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9" table:style-name="ce1">
            <text:p>13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0" table:style-name="ce1">
            <text:p>13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6" table:style-name="ce1">
            <text:p>66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1" table:style-name="ce1">
            <text:p>13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2" table:style-name="ce1">
            <text:p>13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3" table:style-name="ce1">
            <text:p>13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4" table:style-name="ce1">
            <text:p>13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5" table:style-name="ce1">
            <text:p>13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6" table:style-name="ce1">
            <text:p>13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7" table:style-name="ce1">
            <text:p>13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8" table:style-name="ce1">
            <text:p>13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9" table:style-name="ce1">
            <text:p>13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0" table:style-name="ce1">
            <text:p>13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1" table:style-name="ce1">
            <text:p>13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2" table:style-name="ce1">
            <text:p>13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3" table:style-name="ce1">
            <text:p>13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4" table:style-name="ce1">
            <text:p>13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5" table:style-name="ce1">
            <text:p>13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6" table:style-name="ce1">
            <text:p>13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7" table:style-name="ce1">
            <text:p>13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8" table:style-name="ce1">
            <text:p>13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9" table:style-name="ce1">
            <text:p>13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0" table:style-name="ce1">
            <text:p>13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102" table:style-name="ce1">
            <text:p>102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1" table:style-name="ce1">
            <text:p>13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2" table:style-name="ce1">
            <text:p>13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3" table:style-name="ce1">
            <text:p>13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4" table:style-name="ce1">
            <text:p>13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5" table:style-name="ce1">
            <text:p>13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6" table:style-name="ce1">
            <text:p>13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7" table:style-name="ce1">
            <text:p>13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8" table:style-name="ce1">
            <text:p>13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9" table:style-name="ce1">
            <text:p>13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0" table:style-name="ce1">
            <text:p>14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1" table:style-name="ce1">
            <text:p>14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2" table:style-name="ce1">
            <text:p>14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3" table:style-name="ce1">
            <text:p>14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4" table:style-name="ce1">
            <text:p>14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5" table:style-name="ce1">
            <text:p>14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6" table:style-name="ce1">
            <text:p>14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7" table:style-name="ce1">
            <text:p>14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8" table:style-name="ce1">
            <text:p>14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9" table:style-name="ce1">
            <text:p>14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0" table:style-name="ce1">
            <text:p>14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1" table:style-name="ce1">
            <text:p>14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2" table:style-name="ce1">
            <text:p>14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3" table:style-name="ce1">
            <text:p>14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4" table:style-name="ce1">
            <text:p>14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5" table:style-name="ce1">
            <text:p>14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6" table:style-name="ce1">
            <text:p>14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7" table:style-name="ce1">
            <text:p>14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8" table:style-name="ce1">
            <text:p>14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9" table:style-name="ce1">
            <text:p>14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0" table:style-name="ce1">
            <text:p>14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1" table:style-name="ce1">
            <text:p>14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2" table:style-name="ce1">
            <text:p>14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3" table:style-name="ce1">
            <text:p>14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4" table:style-name="ce1">
            <text:p>14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5" table:style-name="ce1">
            <text:p>14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6" table:style-name="ce1">
            <text:p>14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7" table:style-name="ce1">
            <text:p>14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8" table:style-name="ce1">
            <text:p>14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9" table:style-name="ce1">
            <text:p>14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0" table:style-name="ce1">
            <text:p>14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1" table:style-name="ce1">
            <text:p>14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2" table:style-name="ce1">
            <text:p>14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3" table:style-name="ce1">
            <text:p>14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4" table:style-name="ce1">
            <text:p>14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5" table:style-name="ce1">
            <text:p>14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6" table:style-name="ce1">
            <text:p>14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7" table:style-name="ce1">
            <text:p>14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8" table:style-name="ce1">
            <text:p>14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9" table:style-name="ce1">
            <text:p>14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0" table:style-name="ce1">
            <text:p>14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1" table:style-name="ce1">
            <text:p>14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2" table:style-name="ce1">
            <text:p>14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2" table:style-name="ce1">
            <text:p>2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3" table:style-name="ce1">
            <text:p>14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4" table:style-name="ce1">
            <text:p>14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5" table:style-name="ce1">
            <text:p>14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6" table:style-name="ce1">
            <text:p>14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7" table:style-name="ce1">
            <text:p>14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8" table:style-name="ce1">
            <text:p>14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9" table:style-name="ce1">
            <text:p>14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0" table:style-name="ce1">
            <text:p>14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1" table:style-name="ce1">
            <text:p>14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2" table:style-name="ce1">
            <text:p>14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3" table:style-name="ce1">
            <text:p>14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4" table:style-name="ce1">
            <text:p>14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5" table:style-name="ce1">
            <text:p>14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6" table:style-name="ce1">
            <text:p>14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7" table:style-name="ce1">
            <text:p>14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8" table:style-name="ce1">
            <text:p>14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9" table:style-name="ce1">
            <text:p>14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0" table:style-name="ce1">
            <text:p>14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1" table:style-name="ce1">
            <text:p>14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2" table:style-name="ce1">
            <text:p>14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3" table:style-name="ce1">
            <text:p>14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4" table:style-name="ce1">
            <text:p>14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5" table:style-name="ce1">
            <text:p>14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6" table:style-name="ce1">
            <text:p>14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7" table:style-name="ce1">
            <text:p>14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8" table:style-name="ce1">
            <text:p>14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9" table:style-name="ce1">
            <text:p>14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0" table:style-name="ce1">
            <text:p>14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1" table:style-name="ce1">
            <text:p>14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2" table:style-name="ce1">
            <text:p>14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3" table:style-name="ce1">
            <text:p>14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4" table:style-name="ce1">
            <text:p>14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5" table:style-name="ce1">
            <text:p>14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6" table:style-name="ce1">
            <text:p>14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7" table:style-name="ce1">
            <text:p>14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8" table:style-name="ce1">
            <text:p>14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9" table:style-name="ce1">
            <text:p>14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0" table:style-name="ce1">
            <text:p>14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1" table:style-name="ce1">
            <text:p>14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2" table:style-name="ce1">
            <text:p>14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3" table:style-name="ce1">
            <text:p>14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4" table:style-name="ce1">
            <text:p>14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5" table:style-name="ce1">
            <text:p>14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6" table:style-name="ce1">
            <text:p>14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9" table:style-name="ce1">
            <text:p>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7" table:style-name="ce1">
            <text:p>14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8" table:style-name="ce1">
            <text:p>14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9" table:style-name="ce1">
            <text:p>14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0" table:style-name="ce1">
            <text:p>14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1" table:style-name="ce1">
            <text:p>14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2" table:style-name="ce1">
            <text:p>14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3" table:style-name="ce1">
            <text:p>14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4" table:style-name="ce1">
            <text:p>14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5" table:style-name="ce1">
            <text:p>14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6" table:style-name="ce1">
            <text:p>14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7" table:style-name="ce1">
            <text:p>14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8" table:style-name="ce1">
            <text:p>14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9" table:style-name="ce1">
            <text:p>14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0" table:style-name="ce1">
            <text:p>15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1" table:style-name="ce1">
            <text:p>15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2" table:style-name="ce1">
            <text:p>15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3" table:style-name="ce1">
            <text:p>15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4" table:style-name="ce1">
            <text:p>15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5" table:style-name="ce1">
            <text:p>15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6" table:style-name="ce1">
            <text:p>15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7" table:style-name="ce1">
            <text:p>15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8" table:style-name="ce1">
            <text:p>15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9" table:style-name="ce1">
            <text:p>15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0" table:style-name="ce1">
            <text:p>15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1" table:style-name="ce1">
            <text:p>15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2" table:style-name="ce1">
            <text:p>15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3" table:style-name="ce1">
            <text:p>15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4" table:style-name="ce1">
            <text:p>15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5" table:style-name="ce1">
            <text:p>15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6" table:style-name="ce1">
            <text:p>15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7" table:style-name="ce1">
            <text:p>15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8" table:style-name="ce1">
            <text:p>15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9" table:style-name="ce1">
            <text:p>15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0" table:style-name="ce1">
            <text:p>15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1" table:style-name="ce1">
            <text:p>15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2" table:style-name="ce1">
            <text:p>15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3" table:style-name="ce1">
            <text:p>15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4" table:style-name="ce1">
            <text:p>15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5" table:style-name="ce1">
            <text:p>15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6" table:style-name="ce1">
            <text:p>15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7" table:style-name="ce1">
            <text:p>15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8" table:style-name="ce1">
            <text:p>15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9" table:style-name="ce1">
            <text:p>15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0" table:style-name="ce1">
            <text:p>15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6" table:style-name="ce1">
            <text:p>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1" table:style-name="ce1">
            <text:p>15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2" table:style-name="ce1">
            <text:p>15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3" table:style-name="ce1">
            <text:p>15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4" table:style-name="ce1">
            <text:p>15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5" table:style-name="ce1">
            <text:p>15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6" table:style-name="ce1">
            <text:p>15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7" table:style-name="ce1">
            <text:p>15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8" table:style-name="ce1">
            <text:p>15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9" table:style-name="ce1">
            <text:p>15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0" table:style-name="ce1">
            <text:p>15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1" table:style-name="ce1">
            <text:p>15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2" table:style-name="ce1">
            <text:p>15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3" table:style-name="ce1">
            <text:p>15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4" table:style-name="ce1">
            <text:p>15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5" table:style-name="ce1">
            <text:p>15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6" table:style-name="ce1">
            <text:p>15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7" table:style-name="ce1">
            <text:p>15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8" table:style-name="ce1">
            <text:p>15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9" table:style-name="ce1">
            <text:p>15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0" table:style-name="ce1">
            <text:p>15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1" table:style-name="ce1">
            <text:p>15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2" table:style-name="ce1">
            <text:p>15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3" table:style-name="ce1">
            <text:p>15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4" table:style-name="ce1">
            <text:p>15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5" table:style-name="ce1">
            <text:p>15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6" table:style-name="ce1">
            <text:p>15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7" table:style-name="ce1">
            <text:p>15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8" table:style-name="ce1">
            <text:p>15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9" table:style-name="ce1">
            <text:p>15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0" table:style-name="ce1">
            <text:p>15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1" table:style-name="ce1">
            <text:p>15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2" table:style-name="ce1">
            <text:p>15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3" table:style-name="ce1">
            <text:p>15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4" table:style-name="ce1">
            <text:p>15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5" table:style-name="ce1">
            <text:p>15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6" table:style-name="ce1">
            <text:p>15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7" table:style-name="ce1">
            <text:p>15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8" table:style-name="ce1">
            <text:p>15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9" table:style-name="ce1">
            <text:p>15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0" table:style-name="ce1">
            <text:p>15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1" table:style-name="ce1">
            <text:p>15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2" table:style-name="ce1">
            <text:p>15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3" table:style-name="ce1">
            <text:p>15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4" table:style-name="ce1">
            <text:p>15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" table:style-name="ce1">
            <text:p>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5" table:style-name="ce1">
            <text:p>15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6" table:style-name="ce1">
            <text:p>15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7" table:style-name="ce1">
            <text:p>15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8" table:style-name="ce1">
            <text:p>15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9" table:style-name="ce1">
            <text:p>15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0" table:style-name="ce1">
            <text:p>15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1" table:style-name="ce1">
            <text:p>15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2" table:style-name="ce1">
            <text:p>15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3" table:style-name="ce1">
            <text:p>15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4" table:style-name="ce1">
            <text:p>15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5" table:style-name="ce1">
            <text:p>15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6" table:style-name="ce1">
            <text:p>15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7" table:style-name="ce1">
            <text:p>15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8" table:style-name="ce1">
            <text:p>15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9" table:style-name="ce1">
            <text:p>15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0" table:style-name="ce1">
            <text:p>15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1" table:style-name="ce1">
            <text:p>15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2" table:style-name="ce1">
            <text:p>15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3" table:style-name="ce1">
            <text:p>15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4" table:style-name="ce1">
            <text:p>15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5" table:style-name="ce1">
            <text:p>15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6" table:style-name="ce1">
            <text:p>15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7" table:style-name="ce1">
            <text:p>15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8" table:style-name="ce1">
            <text:p>15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9" table:style-name="ce1">
            <text:p>15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0" table:style-name="ce1">
            <text:p>16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1" table:style-name="ce1">
            <text:p>16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2" table:style-name="ce1">
            <text:p>16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3" table:style-name="ce1">
            <text:p>16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4" table:style-name="ce1">
            <text:p>16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5" table:style-name="ce1">
            <text:p>16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6" table:style-name="ce1">
            <text:p>16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7" table:style-name="ce1">
            <text:p>16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8" table:style-name="ce1">
            <text:p>16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9" table:style-name="ce1">
            <text:p>16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0" table:style-name="ce1">
            <text:p>16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1" table:style-name="ce1">
            <text:p>16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2" table:style-name="ce1">
            <text:p>16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3" table:style-name="ce1">
            <text:p>16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4" table:style-name="ce1">
            <text:p>16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5" table:style-name="ce1">
            <text:p>16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6" table:style-name="ce1">
            <text:p>16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7" table:style-name="ce1">
            <text:p>16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8" table:style-name="ce1">
            <text:p>16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9" table:style-name="ce1">
            <text:p>16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0" table:style-name="ce1">
            <text:p>16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1" table:style-name="ce1">
            <text:p>16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2" table:style-name="ce1">
            <text:p>16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3" table:style-name="ce1">
            <text:p>16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4" table:style-name="ce1">
            <text:p>16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5" table:style-name="ce1">
            <text:p>16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6" table:style-name="ce1">
            <text:p>16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7" table:style-name="ce1">
            <text:p>16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8" table:style-name="ce1">
            <text:p>16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9" table:style-name="ce1">
            <text:p>16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0" table:style-name="ce1">
            <text:p>16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1" table:style-name="ce1">
            <text:p>16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2" table:style-name="ce1">
            <text:p>16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3" table:style-name="ce1">
            <text:p>16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4" table:style-name="ce1">
            <text:p>16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6" table:style-name="ce1">
            <text:p>66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5" table:style-name="ce1">
            <text:p>16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6" table:style-name="ce1">
            <text:p>16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7" table:style-name="ce1">
            <text:p>16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8" table:style-name="ce1">
            <text:p>16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9" table:style-name="ce1">
            <text:p>16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0" table:style-name="ce1">
            <text:p>16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1" table:style-name="ce1">
            <text:p>16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2" table:style-name="ce1">
            <text:p>16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3" table:style-name="ce1">
            <text:p>16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4" table:style-name="ce1">
            <text:p>16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5" table:style-name="ce1">
            <text:p>16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6" table:style-name="ce1">
            <text:p>16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7" table:style-name="ce1">
            <text:p>16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8" table:style-name="ce1">
            <text:p>16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9" table:style-name="ce1">
            <text:p>16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0" table:style-name="ce1">
            <text:p>16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1" table:style-name="ce1">
            <text:p>16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2" table:style-name="ce1">
            <text:p>16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3" table:style-name="ce1">
            <text:p>16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4" table:style-name="ce1">
            <text:p>16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5" table:style-name="ce1">
            <text:p>16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6" table:style-name="ce1">
            <text:p>16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7" table:style-name="ce1">
            <text:p>16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8" table:style-name="ce1">
            <text:p>16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9" table:style-name="ce1">
            <text:p>16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0" table:style-name="ce1">
            <text:p>16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1" table:style-name="ce1">
            <text:p>16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2" table:style-name="ce1">
            <text:p>16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7" table:style-name="ce1">
            <text:p>7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3" table:style-name="ce1">
            <text:p>16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4" table:style-name="ce1">
            <text:p>16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5" table:style-name="ce1">
            <text:p>16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6" table:style-name="ce1">
            <text:p>16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7" table:style-name="ce1">
            <text:p>16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8" table:style-name="ce1">
            <text:p>16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9" table:style-name="ce1">
            <text:p>16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0" table:style-name="ce1">
            <text:p>16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1" table:style-name="ce1">
            <text:p>16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2" table:style-name="ce1">
            <text:p>16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3" table:style-name="ce1">
            <text:p>16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4" table:style-name="ce1">
            <text:p>16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5" table:style-name="ce1">
            <text:p>16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6" table:style-name="ce1">
            <text:p>16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7" table:style-name="ce1">
            <text:p>16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8" table:style-name="ce1">
            <text:p>16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9" table:style-name="ce1">
            <text:p>16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0" table:style-name="ce1">
            <text:p>16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1" table:style-name="ce1">
            <text:p>16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2" table:style-name="ce1">
            <text:p>16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3" table:style-name="ce1">
            <text:p>16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4" table:style-name="ce1">
            <text:p>16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5" table:style-name="ce1">
            <text:p>16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6" table:style-name="ce1">
            <text:p>16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7" table:style-name="ce1">
            <text:p>16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8" table:style-name="ce1">
            <text:p>16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9" table:style-name="ce1">
            <text:p>16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0" table:style-name="ce1">
            <text:p>16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1" table:style-name="ce1">
            <text:p>16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2" table:style-name="ce1">
            <text:p>16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3" table:style-name="ce1">
            <text:p>16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4" table:style-name="ce1">
            <text:p>16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5" table:style-name="ce1">
            <text:p>16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6" table:style-name="ce1">
            <text:p>16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7" table:style-name="ce1">
            <text:p>16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8" table:style-name="ce1">
            <text:p>16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9" table:style-name="ce1">
            <text:p>16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0" table:style-name="ce1">
            <text:p>17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1" table:style-name="ce1">
            <text:p>17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2" table:style-name="ce1">
            <text:p>17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3" table:style-name="ce1">
            <text:p>17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4" table:style-name="ce1">
            <text:p>17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5" table:style-name="ce1">
            <text:p>17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6" table:style-name="ce1">
            <text:p>17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9" table:style-name="ce1">
            <text:p>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7" table:style-name="ce1">
            <text:p>17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8" table:style-name="ce1">
            <text:p>17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9" table:style-name="ce1">
            <text:p>17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0" table:style-name="ce1">
            <text:p>17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1" table:style-name="ce1">
            <text:p>17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2" table:style-name="ce1">
            <text:p>17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3" table:style-name="ce1">
            <text:p>17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4" table:style-name="ce1">
            <text:p>17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5" table:style-name="ce1">
            <text:p>17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6" table:style-name="ce1">
            <text:p>17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7" table:style-name="ce1">
            <text:p>17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8" table:style-name="ce1">
            <text:p>17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9" table:style-name="ce1">
            <text:p>17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0" table:style-name="ce1">
            <text:p>17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1" table:style-name="ce1">
            <text:p>17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2" table:style-name="ce1">
            <text:p>17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3" table:style-name="ce1">
            <text:p>17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4" table:style-name="ce1">
            <text:p>17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5" table:style-name="ce1">
            <text:p>17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6" table:style-name="ce1">
            <text:p>17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7" table:style-name="ce1">
            <text:p>17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8" table:style-name="ce1">
            <text:p>17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9" table:style-name="ce1">
            <text:p>17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0" table:style-name="ce1">
            <text:p>17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1" table:style-name="ce1">
            <text:p>17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2" table:style-name="ce1">
            <text:p>17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3" table:style-name="ce1">
            <text:p>17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4" table:style-name="ce1">
            <text:p>17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5" table:style-name="ce1">
            <text:p>17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6" table:style-name="ce1">
            <text:p>17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7" table:style-name="ce1">
            <text:p>17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8" table:style-name="ce1">
            <text:p>17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9" table:style-name="ce1">
            <text:p>17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0" table:style-name="ce1">
            <text:p>17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1" table:style-name="ce1">
            <text:p>17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2" table:style-name="ce1">
            <text:p>17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3" table:style-name="ce1">
            <text:p>17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4" table:style-name="ce1">
            <text:p>17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5" table:style-name="ce1">
            <text:p>17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6" table:style-name="ce1">
            <text:p>17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7" table:style-name="ce1">
            <text:p>17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8" table:style-name="ce1">
            <text:p>17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5" table:style-name="ce1">
            <text:p>5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9" table:style-name="ce1">
            <text:p>17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0" table:style-name="ce1">
            <text:p>17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4" table:style-name="ce1">
            <text:p>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1" table:style-name="ce1">
            <text:p>17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2" table:style-name="ce1">
            <text:p>17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3" table:style-name="ce1">
            <text:p>17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4" table:style-name="ce1">
            <text:p>17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5" table:style-name="ce1">
            <text:p>17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6" table:style-name="ce1">
            <text:p>17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7" table:style-name="ce1">
            <text:p>17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8" table:style-name="ce1">
            <text:p>17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9" table:style-name="ce1">
            <text:p>17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0" table:style-name="ce1">
            <text:p>17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1" table:style-name="ce1">
            <text:p>17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2" table:style-name="ce1">
            <text:p>17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3" table:style-name="ce1">
            <text:p>17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4" table:style-name="ce1">
            <text:p>17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5" table:style-name="ce1">
            <text:p>17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6" table:style-name="ce1">
            <text:p>17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7" table:style-name="ce1">
            <text:p>17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8" table:style-name="ce1">
            <text:p>17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9" table:style-name="ce1">
            <text:p>17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0" table:style-name="ce1">
            <text:p>17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1" table:style-name="ce1">
            <text:p>17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2" table:style-name="ce1">
            <text:p>17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3" table:style-name="ce1">
            <text:p>17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4" table:style-name="ce1">
            <text:p>17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5" table:style-name="ce1">
            <text:p>17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6" table:style-name="ce1">
            <text:p>17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7" table:style-name="ce1">
            <text:p>17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8" table:style-name="ce1">
            <text:p>17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9" table:style-name="ce1">
            <text:p>17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0" table:style-name="ce1">
            <text:p>17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1" table:style-name="ce1">
            <text:p>17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2" table:style-name="ce1">
            <text:p>17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3" table:style-name="ce1">
            <text:p>17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4" table:style-name="ce1">
            <text:p>17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5" table:style-name="ce1">
            <text:p>17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6" table:style-name="ce1">
            <text:p>17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7" table:style-name="ce1">
            <text:p>17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8" table:style-name="ce1">
            <text:p>17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9" table:style-name="ce1">
            <text:p>17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0" table:style-name="ce1">
            <text:p>17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1" table:style-name="ce1">
            <text:p>17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2" table:style-name="ce1">
            <text:p>17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3" table:style-name="ce1">
            <text:p>17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4" table:style-name="ce1">
            <text:p>17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5" table:style-name="ce1">
            <text:p>17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6" table:style-name="ce1">
            <text:p>17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7" table:style-name="ce1">
            <text:p>17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8" table:style-name="ce1">
            <text:p>17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9" table:style-name="ce1">
            <text:p>17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0" table:style-name="ce1">
            <text:p>18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1" table:style-name="ce1">
            <text:p>18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2" table:style-name="ce1">
            <text:p>18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3" table:style-name="ce1">
            <text:p>18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4" table:style-name="ce1">
            <text:p>18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5" table:style-name="ce1">
            <text:p>18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6" table:style-name="ce1">
            <text:p>18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7" table:style-name="ce1">
            <text:p>18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8" table:style-name="ce1">
            <text:p>18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9" table:style-name="ce1">
            <text:p>18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0" table:style-name="ce1">
            <text:p>18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1" table:style-name="ce1">
            <text:p>18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2" table:style-name="ce1">
            <text:p>18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3" table:style-name="ce1">
            <text:p>18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4" table:style-name="ce1">
            <text:p>18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5" table:style-name="ce1">
            <text:p>18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6" table:style-name="ce1">
            <text:p>18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7" table:style-name="ce1">
            <text:p>18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8" table:style-name="ce1">
            <text:p>18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9" table:style-name="ce1">
            <text:p>18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0" table:style-name="ce1">
            <text:p>18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1" table:style-name="ce1">
            <text:p>18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2" table:style-name="ce1">
            <text:p>18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3" table:style-name="ce1">
            <text:p>18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4" table:style-name="ce1">
            <text:p>18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5" table:style-name="ce1">
            <text:p>18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6" table:style-name="ce1">
            <text:p>18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7" table:style-name="ce1">
            <text:p>18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8" table:style-name="ce1">
            <text:p>18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9" table:style-name="ce1">
            <text:p>18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0" table:style-name="ce1">
            <text:p>18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7" table:style-name="ce1">
            <text:p>97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1" table:style-name="ce1">
            <text:p>18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2" table:style-name="ce1">
            <text:p>18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3" table:style-name="ce1">
            <text:p>18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4" table:style-name="ce1">
            <text:p>18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1" table:style-name="ce1">
            <text:p>12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5" table:style-name="ce1">
            <text:p>18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6" table:style-name="ce1">
            <text:p>18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7" table:style-name="ce1">
            <text:p>18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8" table:style-name="ce1">
            <text:p>18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9" table:style-name="ce1">
            <text:p>18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0" table:style-name="ce1">
            <text:p>18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1" table:style-name="ce1">
            <text:p>18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2" table:style-name="ce1">
            <text:p>18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3" table:style-name="ce1">
            <text:p>18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4" table:style-name="ce1">
            <text:p>18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5" table:style-name="ce1">
            <text:p>18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6" table:style-name="ce1">
            <text:p>18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7" table:style-name="ce1">
            <text:p>18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8" table:style-name="ce1">
            <text:p>18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9" table:style-name="ce1">
            <text:p>18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0" table:style-name="ce1">
            <text:p>18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1" table:style-name="ce1">
            <text:p>18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2" table:style-name="ce1">
            <text:p>18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3" table:style-name="ce1">
            <text:p>18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4" table:style-name="ce1">
            <text:p>18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5" table:style-name="ce1">
            <text:p>18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6" table:style-name="ce1">
            <text:p>18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7" table:style-name="ce1">
            <text:p>18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8" table:style-name="ce1">
            <text:p>18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9" table:style-name="ce1">
            <text:p>18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0" table:style-name="ce1">
            <text:p>18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1" table:style-name="ce1">
            <text:p>18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2" table:style-name="ce1">
            <text:p>18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3" table:style-name="ce1">
            <text:p>18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4" table:style-name="ce1">
            <text:p>18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5" table:style-name="ce1">
            <text:p>18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6" table:style-name="ce1">
            <text:p>18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7" table:style-name="ce1">
            <text:p>18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8" table:style-name="ce1">
            <text:p>18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9" table:style-name="ce1">
            <text:p>18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0" table:style-name="ce1">
            <text:p>18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1" table:style-name="ce1">
            <text:p>18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2" table:style-name="ce1">
            <text:p>18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3" table:style-name="ce1">
            <text:p>18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4" table:style-name="ce1">
            <text:p>18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7" table:style-name="ce1">
            <text:p>97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5" table:style-name="ce1">
            <text:p>18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6" table:style-name="ce1">
            <text:p>18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7" table:style-name="ce1">
            <text:p>18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8" table:style-name="ce1">
            <text:p>18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12" table:style-name="ce1">
            <text:p>112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9" table:style-name="ce1">
            <text:p>18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0" table:style-name="ce1">
            <text:p>18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1" table:style-name="ce1">
            <text:p>18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2" table:style-name="ce1">
            <text:p>18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3" table:style-name="ce1">
            <text:p>18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4" table:style-name="ce1">
            <text:p>18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5" table:style-name="ce1">
            <text:p>18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6" table:style-name="ce1">
            <text:p>18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7" table:style-name="ce1">
            <text:p>18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8" table:style-name="ce1">
            <text:p>18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9" table:style-name="ce1">
            <text:p>18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0" table:style-name="ce1">
            <text:p>18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1" table:style-name="ce1">
            <text:p>18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2" table:style-name="ce1">
            <text:p>18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3" table:style-name="ce1">
            <text:p>18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4" table:style-name="ce1">
            <text:p>18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5" table:style-name="ce1">
            <text:p>18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6" table:style-name="ce1">
            <text:p>18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7" table:style-name="ce1">
            <text:p>18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8" table:style-name="ce1">
            <text:p>18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9" table:style-name="ce1">
            <text:p>18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0" table:style-name="ce1">
            <text:p>19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1" table:style-name="ce1">
            <text:p>19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2" table:style-name="ce1">
            <text:p>19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3" table:style-name="ce1">
            <text:p>19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4" table:style-name="ce1">
            <text:p>19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5" table:style-name="ce1">
            <text:p>19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6" table:style-name="ce1">
            <text:p>19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7" table:style-name="ce1">
            <text:p>19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8" table:style-name="ce1">
            <text:p>19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9" table:style-name="ce1">
            <text:p>19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0" table:style-name="ce1">
            <text:p>19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1" table:style-name="ce1">
            <text:p>19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2" table:style-name="ce1">
            <text:p>19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3" table:style-name="ce1">
            <text:p>19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4" table:style-name="ce1">
            <text:p>19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5" table:style-name="ce1">
            <text:p>19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6" table:style-name="ce1">
            <text:p>19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7" table:style-name="ce1">
            <text:p>19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8" table:style-name="ce1">
            <text:p>19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9" table:style-name="ce1">
            <text:p>19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0" table:style-name="ce1">
            <text:p>19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1" table:style-name="ce1">
            <text:p>19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2" table:style-name="ce1">
            <text:p>19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3" table:style-name="ce1">
            <text:p>19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4" table:style-name="ce1">
            <text:p>19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3" table:style-name="ce1">
            <text:p>3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5" table:style-name="ce1">
            <text:p>19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6" table:style-name="ce1">
            <text:p>19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" table:style-name="ce1">
            <text:p>5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7" table:style-name="ce1">
            <text:p>19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8" table:style-name="ce1">
            <text:p>19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9" table:style-name="ce1">
            <text:p>19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0" table:style-name="ce1">
            <text:p>19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1" table:style-name="ce1">
            <text:p>19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2" table:style-name="ce1">
            <text:p>19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3" table:style-name="ce1">
            <text:p>19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4" table:style-name="ce1">
            <text:p>19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5" table:style-name="ce1">
            <text:p>19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6" table:style-name="ce1">
            <text:p>19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7" table:style-name="ce1">
            <text:p>19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8" table:style-name="ce1">
            <text:p>19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9" table:style-name="ce1">
            <text:p>19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0" table:style-name="ce1">
            <text:p>19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1" table:style-name="ce1">
            <text:p>19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2" table:style-name="ce1">
            <text:p>19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3" table:style-name="ce1">
            <text:p>19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4" table:style-name="ce1">
            <text:p>19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5" table:style-name="ce1">
            <text:p>19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6" table:style-name="ce1">
            <text:p>19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7" table:style-name="ce1">
            <text:p>19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8" table:style-name="ce1">
            <text:p>19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9" table:style-name="ce1">
            <text:p>19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0" table:style-name="ce1">
            <text:p>19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1" table:style-name="ce1">
            <text:p>19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2" table:style-name="ce1">
            <text:p>19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3" table:style-name="ce1">
            <text:p>19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4" table:style-name="ce1">
            <text:p>19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5" table:style-name="ce1">
            <text:p>19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6" table:style-name="ce1">
            <text:p>19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7" table:style-name="ce1">
            <text:p>19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8" table:style-name="ce1">
            <text:p>19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9" table:style-name="ce1">
            <text:p>19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0" table:style-name="ce1">
            <text:p>19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1" table:style-name="ce1">
            <text:p>19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2" table:style-name="ce1">
            <text:p>19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3" table:style-name="ce1">
            <text:p>19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4" table:style-name="ce1">
            <text:p>19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5" table:style-name="ce1">
            <text:p>19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6" table:style-name="ce1">
            <text:p>19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7" table:style-name="ce1">
            <text:p>19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8" table:style-name="ce1">
            <text:p>19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9" table:style-name="ce1">
            <text:p>19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0" table:style-name="ce1">
            <text:p>19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1" table:style-name="ce1">
            <text:p>19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2" table:style-name="ce1">
            <text:p>19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3" table:style-name="ce1">
            <text:p>19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4" table:style-name="ce1">
            <text:p>19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5" table:style-name="ce1">
            <text:p>19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6" table:style-name="ce1">
            <text:p>19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7" table:style-name="ce1">
            <text:p>19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8" table:style-name="ce1">
            <text:p>19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9" table:style-name="ce1">
            <text:p>19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0" table:style-name="ce1">
            <text:p>19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1" table:style-name="ce1">
            <text:p>19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2" table:style-name="ce1">
            <text:p>19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3" table:style-name="ce1">
            <text:p>19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4" table:style-name="ce1">
            <text:p>19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5" table:style-name="ce1">
            <text:p>19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6" table:style-name="ce1">
            <text:p>19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7" table:style-name="ce1">
            <text:p>19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8" table:style-name="ce1">
            <text:p>19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9" table:style-name="ce1">
            <text:p>19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0" table:style-name="ce1">
            <text:p>19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1" table:style-name="ce1">
            <text:p>19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2" table:style-name="ce1">
            <text:p>19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3" table:style-name="ce1">
            <text:p>19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4" table:style-name="ce1">
            <text:p>19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5" table:style-name="ce1">
            <text:p>19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6" table:style-name="ce1">
            <text:p>19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7" table:style-name="ce1">
            <text:p>19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8" table:style-name="ce1">
            <text:p>19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9" table:style-name="ce1">
            <text:p>19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0" table:style-name="ce1">
            <text:p>20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1" table:style-name="ce1">
            <text:p>20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2" table:style-name="ce1">
            <text:p>20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3" table:style-name="ce1">
            <text:p>20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4" table:style-name="ce1">
            <text:p>20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5" table:style-name="ce1">
            <text:p>20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6" table:style-name="ce1">
            <text:p>20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7" table:style-name="ce1">
            <text:p>20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8" table:style-name="ce1">
            <text:p>20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9" table:style-name="ce1">
            <text:p>20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0" table:style-name="ce1">
            <text:p>20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1" table:style-name="ce1">
            <text:p>20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2" table:style-name="ce1">
            <text:p>20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" table:style-name="ce1">
            <text:p>2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3" table:style-name="ce1">
            <text:p>20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4" table:style-name="ce1">
            <text:p>20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" table:style-name="ce1">
            <text:p>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5" table:style-name="ce1">
            <text:p>20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6" table:style-name="ce1">
            <text:p>20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" table:style-name="ce1">
            <text:p>7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7" table:style-name="ce1">
            <text:p>20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8" table:style-name="ce1">
            <text:p>20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9" table:style-name="ce1">
            <text:p>20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0" table:style-name="ce1">
            <text:p>20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1" table:style-name="ce1">
            <text:p>20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2" table:style-name="ce1">
            <text:p>20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3" table:style-name="ce1">
            <text:p>20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4" table:style-name="ce1">
            <text:p>20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5" table:style-name="ce1">
            <text:p>20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6" table:style-name="ce1">
            <text:p>20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7" table:style-name="ce1">
            <text:p>20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8" table:style-name="ce1">
            <text:p>20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9" table:style-name="ce1">
            <text:p>20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0" table:style-name="ce1">
            <text:p>20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1" table:style-name="ce1">
            <text:p>20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2" table:style-name="ce1">
            <text:p>20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3" table:style-name="ce1">
            <text:p>20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4" table:style-name="ce1">
            <text:p>20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5" table:style-name="ce1">
            <text:p>20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6" table:style-name="ce1">
            <text:p>20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3" table:style-name="ce1">
            <text:p>13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7" table:style-name="ce1">
            <text:p>20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8" table:style-name="ce1">
            <text:p>20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9" table:style-name="ce1">
            <text:p>20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0" table:style-name="ce1">
            <text:p>20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1" table:style-name="ce1">
            <text:p>20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2" table:style-name="ce1">
            <text:p>20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3" table:style-name="ce1">
            <text:p>20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4" table:style-name="ce1">
            <text:p>20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5" table:style-name="ce1">
            <text:p>20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6" table:style-name="ce1">
            <text:p>20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7" table:style-name="ce1">
            <text:p>20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8" table:style-name="ce1">
            <text:p>20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9" table:style-name="ce1">
            <text:p>20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0" table:style-name="ce1">
            <text:p>20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1" table:style-name="ce1">
            <text:p>20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2" table:style-name="ce1">
            <text:p>20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3" table:style-name="ce1">
            <text:p>20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4" table:style-name="ce1">
            <text:p>20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5" table:style-name="ce1">
            <text:p>20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6" table:style-name="ce1">
            <text:p>20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7" table:style-name="ce1">
            <text:p>20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8" table:style-name="ce1">
            <text:p>20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9" table:style-name="ce1">
            <text:p>20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0" table:style-name="ce1">
            <text:p>20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1" table:style-name="ce1">
            <text:p>20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2" table:style-name="ce1">
            <text:p>20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3" table:style-name="ce1">
            <text:p>20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4" table:style-name="ce1">
            <text:p>20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5" table:style-name="ce1">
            <text:p>20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6" table:style-name="ce1">
            <text:p>20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7" table:style-name="ce1">
            <text:p>20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8" table:style-name="ce1">
            <text:p>20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9" table:style-name="ce1">
            <text:p>20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0" table:style-name="ce1">
            <text:p>20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1" table:style-name="ce1">
            <text:p>20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2" table:style-name="ce1">
            <text:p>20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3" table:style-name="ce1">
            <text:p>20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4" table:style-name="ce1">
            <text:p>20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5" table:style-name="ce1">
            <text:p>20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6" table:style-name="ce1">
            <text:p>20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7" table:style-name="ce1">
            <text:p>20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8" table:style-name="ce1">
            <text:p>20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9" table:style-name="ce1">
            <text:p>20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0" table:style-name="ce1">
            <text:p>20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1" table:style-name="ce1">
            <text:p>20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2" table:style-name="ce1">
            <text:p>20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3" table:style-name="ce1">
            <text:p>20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4" table:style-name="ce1">
            <text:p>20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5" table:style-name="ce1">
            <text:p>20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6" table:style-name="ce1">
            <text:p>20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7" table:style-name="ce1">
            <text:p>20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8" table:style-name="ce1">
            <text:p>20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9" table:style-name="ce1">
            <text:p>20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0" table:style-name="ce1">
            <text:p>20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1" table:style-name="ce1">
            <text:p>20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2" table:style-name="ce1">
            <text:p>20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3" table:style-name="ce1">
            <text:p>20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4" table:style-name="ce1">
            <text:p>20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5" table:style-name="ce1">
            <text:p>20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6" table:style-name="ce1">
            <text:p>20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7" table:style-name="ce1">
            <text:p>20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8" table:style-name="ce1">
            <text:p>20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9" table:style-name="ce1">
            <text:p>20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0" table:style-name="ce1">
            <text:p>21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1" table:style-name="ce1">
            <text:p>21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2" table:style-name="ce1">
            <text:p>21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3" table:style-name="ce1">
            <text:p>21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4" table:style-name="ce1">
            <text:p>21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5" table:style-name="ce1">
            <text:p>21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6" table:style-name="ce1">
            <text:p>21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7" table:style-name="ce1">
            <text:p>21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8" table:style-name="ce1">
            <text:p>21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9" table:style-name="ce1">
            <text:p>21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0" table:style-name="ce1">
            <text:p>21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1" table:style-name="ce1">
            <text:p>21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2" table:style-name="ce1">
            <text:p>21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3" table:style-name="ce1">
            <text:p>21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4" table:style-name="ce1">
            <text:p>21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5" table:style-name="ce1">
            <text:p>21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6" table:style-name="ce1">
            <text:p>21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7" table:style-name="ce1">
            <text:p>21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8" table:style-name="ce1">
            <text:p>21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9" table:style-name="ce1">
            <text:p>21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0" table:style-name="ce1">
            <text:p>21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1" table:style-name="ce1">
            <text:p>21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2" table:style-name="ce1">
            <text:p>21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3" table:style-name="ce1">
            <text:p>21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4" table:style-name="ce1">
            <text:p>21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5" table:style-name="ce1">
            <text:p>21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6" table:style-name="ce1">
            <text:p>21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7" table:style-name="ce1">
            <text:p>21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8" table:style-name="ce1">
            <text:p>21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9" table:style-name="ce1">
            <text:p>21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0" table:style-name="ce1">
            <text:p>21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1" table:style-name="ce1">
            <text:p>21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2" table:style-name="ce1">
            <text:p>21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3" table:style-name="ce1">
            <text:p>21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4" table:style-name="ce1">
            <text:p>21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5" table:style-name="ce1">
            <text:p>21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6" table:style-name="ce1">
            <text:p>21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7" table:style-name="ce1">
            <text:p>21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8" table:style-name="ce1">
            <text:p>21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9" table:style-name="ce1">
            <text:p>21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0" table:style-name="ce1">
            <text:p>21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1" table:style-name="ce1">
            <text:p>21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2" table:style-name="ce1">
            <text:p>21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3" table:style-name="ce1">
            <text:p>21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4" table:style-name="ce1">
            <text:p>21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5" table:style-name="ce1">
            <text:p>21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6" table:style-name="ce1">
            <text:p>21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7" table:style-name="ce1">
            <text:p>21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8" table:style-name="ce1">
            <text:p>21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9" table:style-name="ce1">
            <text:p>21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0" table:style-name="ce1">
            <text:p>21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1" table:style-name="ce1">
            <text:p>21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2" table:style-name="ce1">
            <text:p>21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3" table:style-name="ce1">
            <text:p>21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4" table:style-name="ce1">
            <text:p>21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5" table:style-name="ce1">
            <text:p>21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6" table:style-name="ce1">
            <text:p>21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7" table:style-name="ce1">
            <text:p>21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8" table:style-name="ce1">
            <text:p>21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9" table:style-name="ce1">
            <text:p>21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0" table:style-name="ce1">
            <text:p>21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1" table:style-name="ce1">
            <text:p>21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2" table:style-name="ce1">
            <text:p>21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3" table:style-name="ce1">
            <text:p>21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4" table:style-name="ce1">
            <text:p>21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5" table:style-name="ce1">
            <text:p>21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6" table:style-name="ce1">
            <text:p>21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7" table:style-name="ce1">
            <text:p>21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8" table:style-name="ce1">
            <text:p>21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9" table:style-name="ce1">
            <text:p>21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0" table:style-name="ce1">
            <text:p>21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1" table:style-name="ce1">
            <text:p>21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2" table:style-name="ce1">
            <text:p>21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3" table:style-name="ce1">
            <text:p>21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4" table:style-name="ce1">
            <text:p>21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5" table:style-name="ce1">
            <text:p>21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6" table:style-name="ce1">
            <text:p>21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7" table:style-name="ce1">
            <text:p>21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8" table:style-name="ce1">
            <text:p>21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9" table:style-name="ce1">
            <text:p>21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0" table:style-name="ce1">
            <text:p>21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1" table:style-name="ce1">
            <text:p>21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2" table:style-name="ce1">
            <text:p>21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3" table:style-name="ce1">
            <text:p>21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4" table:style-name="ce1">
            <text:p>21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5" table:style-name="ce1">
            <text:p>21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6" table:style-name="ce1">
            <text:p>21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7" table:style-name="ce1">
            <text:p>21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8" table:style-name="ce1">
            <text:p>21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9" table:style-name="ce1">
            <text:p>21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0" table:style-name="ce1">
            <text:p>21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1" table:style-name="ce1">
            <text:p>21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2" table:style-name="ce1">
            <text:p>21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3" table:style-name="ce1">
            <text:p>21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4" table:style-name="ce1">
            <text:p>21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5" table:style-name="ce1">
            <text:p>21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6" table:style-name="ce1">
            <text:p>21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7" table:style-name="ce1">
            <text:p>21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8" table:style-name="ce1">
            <text:p>21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9" table:style-name="ce1">
            <text:p>21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0" table:style-name="ce1">
            <text:p>22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1" table:style-name="ce1">
            <text:p>22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2" table:style-name="ce1">
            <text:p>22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3" table:style-name="ce1">
            <text:p>22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4" table:style-name="ce1">
            <text:p>22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5" table:style-name="ce1">
            <text:p>22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6" table:style-name="ce1">
            <text:p>22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7" table:style-name="ce1">
            <text:p>22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8" table:style-name="ce1">
            <text:p>22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9" table:style-name="ce1">
            <text:p>22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0" table:style-name="ce1">
            <text:p>22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1" table:style-name="ce1">
            <text:p>22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2" table:style-name="ce1">
            <text:p>22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3" table:style-name="ce1">
            <text:p>22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4" table:style-name="ce1">
            <text:p>22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5" table:style-name="ce1">
            <text:p>22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6" table:style-name="ce1">
            <text:p>22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7" table:style-name="ce1">
            <text:p>22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8" table:style-name="ce1">
            <text:p>22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9" table:style-name="ce1">
            <text:p>22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0" table:style-name="ce1">
            <text:p>22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1" table:style-name="ce1">
            <text:p>22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2" table:style-name="ce1">
            <text:p>22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3" table:style-name="ce1">
            <text:p>22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4" table:style-name="ce1">
            <text:p>22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5" table:style-name="ce1">
            <text:p>22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6" table:style-name="ce1">
            <text:p>22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7" table:style-name="ce1">
            <text:p>22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8" table:style-name="ce1">
            <text:p>22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9" table:style-name="ce1">
            <text:p>22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0" table:style-name="ce1">
            <text:p>22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1" table:style-name="ce1">
            <text:p>22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2" table:style-name="ce1">
            <text:p>22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3" table:style-name="ce1">
            <text:p>22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4" table:style-name="ce1">
            <text:p>22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5" table:style-name="ce1">
            <text:p>22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6" table:style-name="ce1">
            <text:p>22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7" table:style-name="ce1">
            <text:p>22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8" table:style-name="ce1">
            <text:p>22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9" table:style-name="ce1">
            <text:p>22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0" table:style-name="ce1">
            <text:p>22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1" table:style-name="ce1">
            <text:p>22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2" table:style-name="ce1">
            <text:p>22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3" table:style-name="ce1">
            <text:p>22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4" table:style-name="ce1">
            <text:p>22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5" table:style-name="ce1">
            <text:p>22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6" table:style-name="ce1">
            <text:p>22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7" table:style-name="ce1">
            <text:p>22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8" table:style-name="ce1">
            <text:p>22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9" table:style-name="ce1">
            <text:p>22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0" table:style-name="ce1">
            <text:p>22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1" table:style-name="ce1">
            <text:p>22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2" table:style-name="ce1">
            <text:p>22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3" table:style-name="ce1">
            <text:p>22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4" table:style-name="ce1">
            <text:p>22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5" table:style-name="ce1">
            <text:p>22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6" table:style-name="ce1">
            <text:p>22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7" table:style-name="ce1">
            <text:p>22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8" table:style-name="ce1">
            <text:p>22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9" table:style-name="ce1">
            <text:p>22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0" table:style-name="ce1">
            <text:p>22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1" table:style-name="ce1">
            <text:p>22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2" table:style-name="ce1">
            <text:p>22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3" table:style-name="ce1">
            <text:p>22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4" table:style-name="ce1">
            <text:p>22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5" table:style-name="ce1">
            <text:p>22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6" table:style-name="ce1">
            <text:p>22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7" table:style-name="ce1">
            <text:p>22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8" table:style-name="ce1">
            <text:p>22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9" table:style-name="ce1">
            <text:p>22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0" table:style-name="ce1">
            <text:p>22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1" table:style-name="ce1">
            <text:p>22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2" table:style-name="ce1">
            <text:p>22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number-rows-repeated="1046303" table:style-name="ro2">
          <table:table-cell table:number-columns-repeated="16384"/>
        </table:table-row>
      </table:table>
      <table:table table:name="Товар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8" table:default-cell-style-name="ce1"/>
        <table:table-row table:style-name="ro6">
          <table:table-cell office:value-type="string" table:style-name="ce2">
            <text:p>Артикул</text:p>
          </table:table-cell>
          <table:table-cell office:value-type="string" table:style-name="ce2">
            <text:p>Отдел</text:p>
          </table:table-cell>
          <table:table-cell office:value-type="string" table:style-name="ce2">
            <text:p>Наименование товара</text:p>
          </table:table-cell>
          <table:table-cell office:value-type="string" table:style-name="ce2">
            <text:p>Ед. изм</text:p>
          </table:table-cell>
          <table:table-cell office:value-type="string" table:style-name="ce2">
            <text:p>Количество в упаковке</text:p>
          </table:table-cell>
          <table:table-cell office:value-type="string" table:style-name="ce2">
            <text:p>Поставщик</text:p>
          </table:table-cell>
          <table:table-cell table:number-columns-repeated="16378"/>
        </table:table-row>
        <table:table-row table:style-name="ro2" table:visibility="filter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жок детский сладкий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2">
          <table:table-cell table:number-columns-repeated="16384"/>
        </table:table-row>
      </table:table>
      <table:table table:name="Магазин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4">
            <text:p>ID магазина</text:p>
          </table:table-cell>
          <table:table-cell office:value-type="string" table:style-name="ce4">
            <text:p>Район</text:p>
          </table:table-cell>
          <table:table-cell office:value-type="string" table:style-name="ce4">
            <text:p>Адрес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45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, 12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3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Колхозная, 11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4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2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ул. Гагарина, 17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6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1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7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3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8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Сталеваров, 14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9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Прибрежная, 7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0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л. Революции, 1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1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Луговая, 21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3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36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4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Элеваторная, 15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ушкинская, 8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6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. 29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Движение_товаров.B2:Движение_товаров.G1137" table:contains-header="false">
          <table:sort>
            <table:sort-by table:field-number="0"/>
            <table:sort-by table:field-number="1"/>
            <table:sort-by table:field-number="2"/>
          </table:sort>
        </table:database-range>
        <table:database-range table:target-range-address="Движение_товаров.A1:Движение_товаров.G2273" table:display-filter-buttons="true">
          <table:filter>
            <table:filter-and>
              <table:filter-or>
                <table:filter-condition table:field-number="2" table:value="M11" table:operator="="/>
                <table:filter-condition table:field-number="2" table:value="M14" table:operator="="/>
                <table:filter-condition table:field-number="2" table:value="M3" table:operator="="/>
                <table:filter-condition table:field-number="2" table:value="M9" table:operator="="/>
              </table:filter-or>
              <table:filter-or>
                <table:filter-condition table:field-number="3" table:value="18" table:operator="="/>
                <table:filter-condition table:field-number="3" table:value="33" table:operator="="/>
                <table:filter-condition table:field-number="3" table:value="34" table:operator="="/>
              </table:filter-or>
              <table:filter-condition table:field-number="4" table:value="Поступление" table:operator="="/>
            </table:filter-and>
          </table:filter>
        </table:database-range>
        <table:database-range table:target-range-address="Товар.A2:Товар.G65" table:contains-header="false">
          <table:sort>
            <table:sort-by table:field-number="0"/>
          </table:sort>
        </table:database-range>
        <table:database-range table:target-range-address="Товар.A1:Товар.F65" table:display-filter-buttons="true">
          <table:filter>
            <table:filter-condition table:field-number="5" table:value="Мелькомбинат" table:operator="="/>
          </table:filter>
        </table:database-range>
        <table:database-range table:target-range-address="Магазин.A2:Магазин.C17" table:contains-header="false">
          <table:sort>
            <table:sort-by table:field-number="0"/>
          </table:sort>
        </table:database-range>
        <table:database-range table:target-range-address="Магазин.A1:Магазин.C17" table:display-filter-buttons="true">
          <table:filter>
            <table:filter-condition table:field-number="1" table:value="Заречный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Слава</meta:initial-creator>
    <dc:creator>Дмитрий Киселев</dc:creator>
    <meta:creation-date>2021-07-09T17:04:06Z</meta:creation-date>
    <dc:date>2025-11-16T09:39:07Z</dc:date>
  </office:meta>
</office:document-meta>
</file>